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Liberation Mono" svg:font-family="'Liberation Mono'" style:font-family-generic="modern" style:font-pitch="fixed"/>
    <style:font-face style:name="Arial2" svg:font-family="Arial" style:font-pitch="variable"/>
    <style:font-face style:name="HG Mincho Light J" svg:font-family="'HG Mincho Light J'" style:font-pitch="variable"/>
    <style:font-face style:name="Lucidasans" svg:font-family="Lucidasan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office:font-face-decls>
  <office:automatic-styles>
    <style:style style:name="Tableau1" style:family="table">
      <style:table-properties style:width="16.263cm" fo:margin-left="-0.132cm" table:align="left" style:writing-mode="lr-tb"/>
    </style:style>
    <style:style style:name="Tableau1.A" style:family="table-column">
      <style:table-column-properties style:column-width="4.745cm"/>
    </style:style>
    <style:style style:name="Tableau1.B" style:family="table-column">
      <style:table-column-properties style:column-width="5.221cm"/>
    </style:style>
    <style:style style:name="Tableau1.C" style:family="table-column">
      <style:table-column-properties style:column-width="0.402cm"/>
    </style:style>
    <style:style style:name="Tableau1.D" style:family="table-column">
      <style:table-column-properties style:column-width="5.895cm"/>
    </style:style>
    <style:style style:name="Tableau1.1" style:family="table-row">
      <style:table-row-properties fo:keep-together="always"/>
    </style:style>
    <style:style style:name="Tableau1.A1" style:family="table-cell">
      <style:table-cell-properties style:vertical-align="top" fo:background-color="#b3b3b3" fo:padding="0.15cm" fo:border="0.5pt solid #000000" style:writing-mode="lr-tb">
        <style:background-image/>
      </style:table-cell-properties>
    </style:style>
    <style:style style:name="Tableau1.2" style:family="table-row">
      <style:table-row-properties style:min-row-height="1.61cm" fo:keep-together="always"/>
    </style:style>
    <style:style style:name="Tableau1.A2" style:family="table-cell">
      <style:table-cell-properties style:vertical-align="top" fo:padding="0.15cm" fo:border-left="0.5pt solid #000000" fo:border-right="none" fo:border-top="none" fo:border-bottom="0.5pt solid #000000" style:writing-mode="lr-tb"/>
    </style:style>
    <style:style style:name="Tableau1.D2" style:family="table-cell">
      <style:table-cell-properties style:vertical-align="middle" fo:padding="0.15cm" fo:border-left="0.5pt solid #000000" fo:border-right="0.5pt solid #000000" fo:border-top="none" fo:border-bottom="0.5pt solid #000000" style:writing-mode="lr-tb"/>
    </style:style>
    <style:style style:name="Tableau1.3" style:family="table-row">
      <style:table-row-properties style:min-row-height="0.801cm" fo:keep-together="always"/>
    </style:style>
    <style:style style:name="Tableau1.A3" style:family="table-cell">
      <style:table-cell-properties style:vertical-align="top" fo:padding="0.15cm" fo:border-left="0.5pt solid #000000" fo:border-right="none" fo:border-top="none" fo:border-bottom="0.5pt solid #000000" style:writing-mode="lr-tb"/>
    </style:style>
    <style:style style:name="Tableau1.B3" style:family="table-cell">
      <style:table-cell-properties style:vertical-align="top" fo:padding="0.15cm" fo:border-left="0.5pt solid #000000" fo:border-right="none" fo:border-top="none" fo:border-bottom="0.5pt solid #000000" style:writing-mode="lr-tb"/>
    </style:style>
    <style:style style:name="Tableau1.D3" style:family="table-cell">
      <style:table-cell-properties style:vertical-align="middle" fo:padding="0.15cm" fo:border-left="0.5pt solid #000000" fo:border-right="0.5pt solid #000000" fo:border-top="none" fo:border-bottom="0.5pt solid #000000" style:writing-mode="lr-tb"/>
    </style:style>
    <style:style style:name="Tableau1.A4" style:family="table-cell">
      <style:table-cell-properties style:vertical-align="top" fo:background-color="#b3b3b3" fo:padding="0.15cm" fo:border-left="0.5pt solid #000000" fo:border-right="0.5pt solid #000000" fo:border-top="none" fo:border-bottom="0.5pt solid #000000" style:writing-mode="lr-tb">
        <style:background-image/>
      </style:table-cell-properties>
    </style:style>
    <style:style style:name="Tableau1.A5" style:family="table-cell">
      <style:table-cell-properties style:vertical-align="top" fo:padding="0.15cm" fo:border-left="0.5pt solid #000000" fo:border-right="none" fo:border-top="none" fo:border-bottom="0.5pt solid #000000" style:writing-mode="lr-tb"/>
    </style:style>
    <style:style style:name="Tableau1.C5.1" style:family="table-column">
      <style:table-column-properties style:column-width="2.858cm"/>
    </style:style>
    <style:style style:name="Tableau1.C5.2" style:family="table-column">
      <style:table-column-properties style:column-width="3.44cm"/>
    </style:style>
    <style:style style:name="Tableau1.C5.1.1" style:family="table-cell">
      <style:table-cell-properties style:vertical-align="top" fo:padding="0.15cm" fo:border-left="0.5pt solid #000000" fo:border-right="none" fo:border-top="none" fo:border-bottom="0.5pt solid #000000" style:writing-mode="lr-tb"/>
    </style:style>
    <style:style style:name="Tableau1.C5.2.1" style:family="table-cell">
      <style:table-cell-properties style:vertical-align="top" fo:padding="0.15cm" fo:border-left="0.5pt solid #000000" fo:border-right="0.5pt solid #000000" fo:border-top="none" fo:border-bottom="0.5pt solid #000000" style:writing-mode="lr-tb"/>
    </style:style>
    <style:style style:name="Tableau1.C5.1.2" style:family="table-cell">
      <style:table-cell-properties style:vertical-align="top" fo:padding="0.15cm" fo:border-left="0.5pt solid #000000" fo:border-right="none" fo:border-top="none" fo:border-bottom="0.5pt solid #000000" style:writing-mode="lr-tb"/>
    </style:style>
    <style:style style:name="Tableau1.C5.2.2" style:family="table-cell">
      <style:table-cell-properties style:vertical-align="top" fo:padding="0.15cm" fo:border-left="0.5pt solid #000000" fo:border-right="0.5pt solid #000000" fo:border-top="none" fo:border-bottom="0.5pt solid #000000" style:writing-mode="lr-tb"/>
    </style:style>
    <style:style style:name="Tableau1.6" style:family="table-row">
      <style:table-row-properties style:min-row-height="5.274cm" fo:keep-together="always"/>
    </style:style>
    <style:style style:name="Tableau1.A6" style:family="table-cell">
      <style:table-cell-properties style:vertical-align="top" fo:padding="0.15cm" fo:border-left="0.5pt solid #000000" fo:border-right="0.5pt solid #000000" fo:border-top="none" fo:border-bottom="0.5pt solid #000000" style:writing-mode="lr-tb"/>
    </style:style>
    <style:style style:name="Tableau2" style:family="table">
      <style:table-properties style:width="15.998cm" table:align="margins" style:writing-mode="lr-tb"/>
    </style:style>
    <style:style style:name="Tableau2.A" style:family="table-column">
      <style:table-column-properties style:column-width="3.12cm" style:rel-column-width="12781*"/>
    </style:style>
    <style:style style:name="Tableau2.B" style:family="table-column">
      <style:table-column-properties style:column-width="2.464cm" style:rel-column-width="10093*"/>
    </style:style>
    <style:style style:name="Tableau2.C" style:family="table-column">
      <style:table-column-properties style:column-width="2.178cm" style:rel-column-width="8923*"/>
    </style:style>
    <style:style style:name="Tableau2.D" style:family="table-column">
      <style:table-column-properties style:column-width="2.18cm" style:rel-column-width="8930*"/>
    </style:style>
    <style:style style:name="Tableau2.E" style:family="table-column">
      <style:table-column-properties style:column-width="1.875cm" style:rel-column-width="7680*"/>
    </style:style>
    <style:style style:name="Tableau2.F" style:family="table-column">
      <style:table-column-properties style:column-width="2.081cm" style:rel-column-width="8526*"/>
    </style:style>
    <style:style style:name="Tableau2.G" style:family="table-column">
      <style:table-column-properties style:column-width="2.101cm" style:rel-column-width="8602*"/>
    </style:style>
    <style:style style:name="Tableau2.1" style:family="table-row">
      <style:table-row-properties fo:keep-together="auto"/>
    </style:style>
    <style:style style:name="Tableau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G1" style:family="table-cell">
      <style:table-cell-properties style:vertical-align="top" fo:padding-left="0.123cm" fo:padding-right="0.123cm" fo:padding-top="0cm" fo:padding-bottom="0cm" fo:border="0.5pt solid #000000" style:writing-mode="lr-tb"/>
    </style:style>
    <style:style style:name="Tableau2.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G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 style:family="table">
      <style:table-properties style:width="16cm" fo:margin-left="0cm" table:align="left" style:writing-mode="lr-tb"/>
    </style:style>
    <style:style style:name="Tableau3.A" style:family="table-column">
      <style:table-column-properties style:column-width="0.931cm"/>
    </style:style>
    <style:style style:name="Tableau3.B" style:family="table-column">
      <style:table-column-properties style:column-width="9.163cm"/>
    </style:style>
    <style:style style:name="Tableau3.C" style:family="table-column">
      <style:table-column-properties style:column-width="3.083cm"/>
    </style:style>
    <style:style style:name="Tableau3.D" style:family="table-column">
      <style:table-column-properties style:column-width="2.822cm"/>
    </style:style>
    <style:style style:name="Tableau3.1" style:family="table-row">
      <style:table-row-properties style:min-row-height="0.956cm" fo:keep-together="always"/>
    </style:style>
    <style:style style:name="Tableau3.A1" style:family="table-cell">
      <style:table-cell-properties style:vertical-align="middle" fo:background-color="#b3b3b3" fo:padding="0.199cm" fo:border="0.5pt solid #000000" style:writing-mode="lr-tb">
        <style:background-image/>
      </style:table-cell-properties>
    </style:style>
    <style:style style:name="Tableau3.2" style:family="table-row">
      <style:table-row-properties style:min-row-height="1.021cm" fo:keep-together="always"/>
    </style:style>
    <style:style style:name="Tableau3.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3" style:family="table-row">
      <style:table-row-properties style:min-row-height="0.997cm" fo:keep-together="always"/>
    </style:style>
    <style:style style:name="Tableau3.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4" style:family="table-row">
      <style:table-row-properties style:min-row-height="1.099cm" fo:keep-together="always"/>
    </style:style>
    <style:style style:name="Tableau3.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6" style:family="table-row">
      <style:table-row-properties style:min-row-height="0.998cm" fo:keep-together="always"/>
    </style:style>
    <style:style style:name="Tableau3.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style:snap-to-layout-gri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snap-to-layout-grid="false"/>
      <style:text-properties fo:font-weight="bold" style:font-weight-asian="bold" style:font-weight-complex="bold"/>
    </style:style>
    <style:style style:name="P6" style:family="paragraph" style:parent-style-name="Standard">
      <style:paragraph-properties style:snap-to-layout-grid="false"/>
      <style:text-properties fo:font-weight="bold" style:font-weight-asian="bold" style:font-weight-complex="bold"/>
    </style:style>
    <style:style style:name="P7" style:family="paragraph" style:parent-style-name="Standard">
      <style:text-properties fo:font-weight="bold" officeooo:rsid="0012805d" officeooo:paragraph-rsid="0012805d" style:font-weight-asian="bold" style:font-weight-complex="bold"/>
    </style:style>
    <style:style style:name="P8" style:family="paragraph" style:parent-style-name="Standard">
      <style:text-properties fo:font-weight="bold" officeooo:rsid="0012805d" officeooo:paragraph-rsid="0019a9d2" style:font-weight-asian="bold" style:font-weight-complex="bold"/>
    </style:style>
    <style:style style:name="P9" style:family="paragraph" style:parent-style-name="Standard">
      <style:text-properties fo:font-weight="bold" officeooo:rsid="0012805d" officeooo:paragraph-rsid="002ce693" style:font-weight-asian="bold" style:font-weight-complex="bold"/>
    </style:style>
    <style:style style:name="P10" style:family="paragraph" style:parent-style-name="Standard">
      <style:text-properties fo:font-weight="bold" officeooo:paragraph-rsid="0012805d" style:font-weight-asian="bold" style:font-weight-complex="bold"/>
    </style:style>
    <style:style style:name="P11" style:family="paragraph" style:parent-style-name="Standard">
      <style:text-properties fo:font-weight="bold" officeooo:paragraph-rsid="00129d8b" style:font-weight-asian="bold" style:font-weight-complex="bold"/>
    </style:style>
    <style:style style:name="P12" style:family="paragraph" style:parent-style-name="Standard">
      <style:text-properties fo:font-weight="bold" officeooo:paragraph-rsid="0014b4d2" style:font-weight-asian="bold" style:font-weight-complex="bold"/>
    </style:style>
    <style:style style:name="P13" style:family="paragraph" style:parent-style-name="Standard">
      <style:text-properties fo:font-weight="bold" officeooo:paragraph-rsid="00166e99" style:font-weight-asian="bold" style:font-weight-complex="bold"/>
    </style:style>
    <style:style style:name="P14" style:family="paragraph" style:parent-style-name="Standard">
      <style:text-properties fo:font-weight="bold" officeooo:paragraph-rsid="0019a9d2" style:font-weight-asian="bold" style:font-weight-complex="bold"/>
    </style:style>
    <style:style style:name="P15" style:family="paragraph" style:parent-style-name="Standard">
      <style:text-properties fo:font-weight="bold" officeooo:rsid="0025cf6d" officeooo:paragraph-rsid="0025cf6d" style:font-weight-asian="bold" style:font-weight-complex="bold"/>
    </style:style>
    <style:style style:name="P16" style:family="paragraph" style:parent-style-name="Standard">
      <style:text-properties fo:font-weight="bold" officeooo:rsid="0025cf6d" officeooo:paragraph-rsid="00328550" style:font-weight-asian="bold" style:font-weight-complex="bold"/>
    </style:style>
    <style:style style:name="P17" style:family="paragraph" style:parent-style-name="Standard">
      <style:text-properties fo:font-weight="bold" officeooo:paragraph-rsid="0026b860" style:font-weight-asian="bold" style:font-weight-complex="bold"/>
    </style:style>
    <style:style style:name="P18" style:family="paragraph" style:parent-style-name="Standard">
      <style:text-properties fo:font-weight="bold" officeooo:paragraph-rsid="002ce693" style:font-weight-asian="bold" style:font-weight-complex="bold"/>
    </style:style>
    <style:style style:name="P19" style:family="paragraph" style:parent-style-name="Standard">
      <style:text-properties fo:font-weight="bold" officeooo:paragraph-rsid="00361e98" style:font-weight-asian="bold" style:font-weight-complex="bold"/>
    </style:style>
    <style:style style:name="P20" style:family="paragraph" style:parent-style-name="Standard">
      <style:text-properties fo:font-weight="bold" officeooo:paragraph-rsid="0036a33c" style:font-weight-asian="bold" style:font-weight-complex="bold"/>
    </style:style>
    <style:style style:name="P21" style:family="paragraph" style:parent-style-name="Standard">
      <style:text-properties fo:font-weight="bold" officeooo:paragraph-rsid="003a2eaf" style:font-weight-asian="bold" style:font-weight-complex="bold"/>
    </style:style>
    <style:style style:name="P22" style:family="paragraph" style:parent-style-name="Standard">
      <style:text-properties fo:font-weight="bold" officeooo:paragraph-rsid="003fb559" style:font-weight-asian="bold" style:font-weight-complex="bold"/>
    </style:style>
    <style:style style:name="P23" style:family="paragraph" style:parent-style-name="Standard">
      <style:paragraph-properties style:snap-to-layout-grid="false"/>
      <style:text-properties fo:language="en" fo:country="GB"/>
    </style:style>
    <style:style style:name="P24" style:family="paragraph" style:parent-style-name="Standard">
      <style:paragraph-properties style:text-autospace="none"/>
      <style:text-properties fo:font-size="10pt" style:font-size-asian="10pt" style:font-size-complex="10pt"/>
    </style:style>
    <style:style style:name="P25" style:family="paragraph" style:parent-style-name="Standard">
      <style:text-properties fo:font-weight="normal" style:font-weight-asian="normal" style:font-weight-complex="normal"/>
    </style:style>
    <style:style style:name="P26" style:family="paragraph" style:parent-style-name="Standard">
      <style:text-properties fo:font-weight="normal" officeooo:rsid="0010973b" officeooo:paragraph-rsid="0010973b" style:font-weight-asian="normal" style:font-weight-complex="normal"/>
    </style:style>
    <style:style style:name="P27" style:family="paragraph" style:parent-style-name="Standard">
      <style:text-properties fo:font-weight="normal" officeooo:rsid="0012805d" officeooo:paragraph-rsid="003fb559" style:font-weight-asian="normal" style:font-weight-complex="normal"/>
    </style:style>
    <style:style style:name="P28" style:family="paragraph" style:parent-style-name="Standard">
      <style:paragraph-properties fo:text-align="start" style:justify-single-word="false"/>
      <style:text-properties fo:font-weight="normal" officeooo:rsid="0012805d" officeooo:paragraph-rsid="003d5de9" style:font-weight-asian="normal" style:font-weight-complex="normal"/>
    </style:style>
    <style:style style:name="P29" style:family="paragraph" style:parent-style-name="Standard">
      <style:paragraph-properties fo:text-align="start" style:justify-single-word="false"/>
      <style:text-properties fo:font-weight="normal" officeooo:rsid="0012805d" officeooo:paragraph-rsid="003fb559" style:font-weight-asian="normal" style:font-weight-complex="normal"/>
    </style:style>
    <style:style style:name="P30" style:family="paragraph" style:parent-style-name="Standard">
      <style:text-properties fo:font-weight="normal" officeooo:paragraph-rsid="0026b860" style:font-weight-asian="normal" style:font-weight-complex="normal"/>
    </style:style>
    <style:style style:name="P31" style:family="paragraph" style:parent-style-name="Standard">
      <style:text-properties fo:font-weight="normal" officeooo:rsid="002b2af2" officeooo:paragraph-rsid="002b2af2" style:font-weight-asian="normal" style:font-weight-complex="normal"/>
    </style:style>
    <style:style style:name="P32" style:family="paragraph" style:parent-style-name="Standard">
      <style:text-properties fo:font-weight="normal" officeooo:rsid="002b2af2" officeooo:paragraph-rsid="0036a33c" style:font-weight-asian="normal" style:font-weight-complex="normal"/>
    </style:style>
    <style:style style:name="P33" style:family="paragraph" style:parent-style-name="Standard">
      <style:text-properties fo:font-weight="normal" officeooo:rsid="002b2af2" officeooo:paragraph-rsid="003fb559" style:font-weight-asian="normal" style:font-weight-complex="normal"/>
    </style:style>
    <style:style style:name="P34" style:family="paragraph" style:parent-style-name="Standard">
      <style:text-properties fo:font-weight="normal" officeooo:paragraph-rsid="00339b9e" style:font-weight-asian="normal" style:font-weight-complex="normal"/>
    </style:style>
    <style:style style:name="P35" style:family="paragraph" style:parent-style-name="Standard">
      <style:text-properties fo:font-weight="normal" officeooo:rsid="00339b9e" officeooo:paragraph-rsid="00339b9e" style:font-weight-asian="normal" style:font-weight-complex="normal"/>
    </style:style>
    <style:style style:name="P36" style:family="paragraph" style:parent-style-name="Standard">
      <style:text-properties fo:font-weight="normal" officeooo:rsid="00389c90" officeooo:paragraph-rsid="00389c90" style:font-weight-asian="normal" style:font-weight-complex="normal"/>
    </style:style>
    <style:style style:name="P37" style:family="paragraph" style:parent-style-name="Standard">
      <style:text-properties fo:font-weight="normal" officeooo:rsid="003d5de9" officeooo:paragraph-rsid="003d5de9" style:font-weight-asian="normal" style:font-weight-complex="normal"/>
    </style:style>
    <style:style style:name="P38" style:family="paragraph" style:parent-style-name="Standard">
      <style:text-properties fo:font-weight="normal" officeooo:rsid="003d5de9" officeooo:paragraph-rsid="003fb559" style:font-weight-asian="normal" style:font-weight-complex="normal"/>
    </style:style>
    <style:style style:name="P39" style:family="paragraph" style:parent-style-name="Standard">
      <style:text-properties fo:font-weight="normal" officeooo:rsid="003d5de9" officeooo:paragraph-rsid="00418397" style:font-weight-asian="normal" style:font-weight-complex="normal"/>
    </style:style>
    <style:style style:name="P40" style:family="paragraph" style:parent-style-name="Standard">
      <style:text-properties fo:font-weight="normal" officeooo:rsid="003ebd0b" officeooo:paragraph-rsid="003ebd0b" style:font-weight-asian="normal" style:font-weight-complex="normal"/>
    </style:style>
    <style:style style:name="P41" style:family="paragraph" style:parent-style-name="Standard">
      <style:text-properties fo:font-weight="normal" officeooo:rsid="003ebd0b" officeooo:paragraph-rsid="003fb559" style:font-weight-asian="normal" style:font-weight-complex="normal"/>
    </style:style>
    <style:style style:name="P42" style:family="paragraph" style:parent-style-name="Standard">
      <style:text-properties officeooo:paragraph-rsid="0019a9d2"/>
    </style:style>
    <style:style style:name="P43" style:family="paragraph" style:parent-style-name="Standard">
      <style:text-properties officeooo:paragraph-rsid="00166e99"/>
    </style:style>
    <style:style style:name="P44" style:family="paragraph" style:parent-style-name="Standard">
      <style:text-properties officeooo:paragraph-rsid="0016884f"/>
    </style:style>
    <style:style style:name="P45" style:family="paragraph" style:parent-style-name="Standard">
      <style:text-properties officeooo:rsid="0019a9d2" officeooo:paragraph-rsid="0019a9d2"/>
    </style:style>
    <style:style style:name="P46" style:family="paragraph" style:parent-style-name="Standard">
      <style:text-properties officeooo:rsid="0019a9d2" officeooo:paragraph-rsid="0026b860"/>
    </style:style>
    <style:style style:name="P47" style:family="paragraph" style:parent-style-name="Standard">
      <style:text-properties officeooo:rsid="0019a9d2" officeooo:paragraph-rsid="0036a33c"/>
    </style:style>
    <style:style style:name="P48" style:family="paragraph" style:parent-style-name="Standard">
      <style:text-properties officeooo:rsid="0019a9d2" officeooo:paragraph-rsid="003fb559"/>
    </style:style>
    <style:style style:name="P49" style:family="paragraph" style:parent-style-name="Standard">
      <style:text-properties officeooo:rsid="002b2af2" officeooo:paragraph-rsid="002b2af2"/>
    </style:style>
    <style:style style:name="P50" style:family="paragraph" style:parent-style-name="Standard">
      <style:text-properties fo:font-style="normal" fo:font-weight="normal" officeooo:rsid="00361e98" officeooo:paragraph-rsid="00361e98" style:font-style-asian="normal" style:font-weight-asian="normal" style:font-style-complex="normal" style:font-weight-complex="normal"/>
    </style:style>
    <style:style style:name="P51" style:family="paragraph" style:parent-style-name="Standard">
      <style:text-properties officeooo:paragraph-rsid="0036a33c"/>
    </style:style>
    <style:style style:name="P52" style:family="paragraph" style:parent-style-name="Standard">
      <style:text-properties officeooo:paragraph-rsid="003fb559"/>
    </style:style>
    <style:style style:name="P53" style:family="paragraph" style:parent-style-name="Standard">
      <style:text-properties officeooo:rsid="0036a33c" officeooo:paragraph-rsid="0036a33c"/>
    </style:style>
    <style:style style:name="P54" style:family="paragraph" style:parent-style-name="Standard">
      <style:text-properties officeooo:rsid="0036a33c" officeooo:paragraph-rsid="003fb559"/>
    </style:style>
    <style:style style:name="P55" style:family="paragraph" style:parent-style-name="Heading_20_1">
      <style:paragraph-properties style:snap-to-layout-grid="false"/>
      <style:text-properties fo:font-size="12pt" style:font-size-asian="12pt"/>
    </style:style>
    <style:style style:name="P56" style:family="paragraph" style:parent-style-name="Heading_20_2">
      <style:paragraph-properties style:snap-to-layout-grid="false"/>
    </style:style>
    <style:style style:name="P57" style:family="paragraph" style:parent-style-name="Heading_20_2">
      <style:text-properties fo:font-style="normal" fo:font-weight="normal" style:font-style-asian="normal" style:font-weight-asian="normal" style:font-style-complex="normal" style:font-weight-complex="normal"/>
    </style:style>
    <style:style style:name="P58" style:family="paragraph" style:parent-style-name="Heading_20_2">
      <style:text-properties fo:font-style="normal" fo:font-weight="normal" officeooo:paragraph-rsid="0036a33c" style:font-style-asian="normal" style:font-weight-asian="normal" style:font-style-complex="normal" style:font-weight-complex="normal"/>
    </style:style>
    <style:style style:name="P59" style:family="paragraph" style:parent-style-name="Heading_20_2">
      <style:text-properties fo:font-style="normal" fo:font-weight="normal" officeooo:paragraph-rsid="003fb559" style:font-style-asian="normal" style:font-weight-asian="normal" style:font-style-complex="normal" style:font-weight-complex="normal"/>
    </style:style>
    <style:style style:name="P60" style:family="paragraph" style:parent-style-name="Heading_20_5">
      <style:text-properties officeooo:paragraph-rsid="00129d8b"/>
    </style:style>
    <style:style style:name="P61" style:family="paragraph" style:parent-style-name="Heading_20_5">
      <style:text-properties officeooo:paragraph-rsid="00166e99"/>
    </style:style>
    <style:style style:name="P62" style:family="paragraph" style:parent-style-name="Heading_20_5">
      <style:text-properties officeooo:paragraph-rsid="003a2eaf"/>
    </style:style>
    <style:style style:name="P63" style:family="paragraph" style:parent-style-name="Heading_20_5">
      <style:text-properties officeooo:paragraph-rsid="003fb559"/>
    </style:style>
    <style:style style:name="P64" style:family="paragraph" style:parent-style-name="Title">
      <style:text-properties officeooo:paragraph-rsid="00129d8b"/>
    </style:style>
    <style:style style:name="P65" style:family="paragraph" style:parent-style-name="Title">
      <style:text-properties officeooo:paragraph-rsid="00166e99"/>
    </style:style>
    <style:style style:name="P66" style:family="paragraph" style:parent-style-name="Title">
      <style:text-properties officeooo:paragraph-rsid="003fb559"/>
    </style:style>
    <style:style style:name="P67" style:family="paragraph" style:parent-style-name="Standard" style:master-page-name="Conversion_20_1">
      <style:paragraph-properties fo:text-align="center" style:justify-single-word="false" style:page-number="auto"/>
    </style:style>
    <style:style style:name="P68" style:family="paragraph" style:parent-style-name="Standard" style:list-style-name="L3">
      <style:text-properties fo:font-weight="normal" officeooo:rsid="0010973b" officeooo:paragraph-rsid="0010973b" style:font-weight-asian="normal" style:font-weight-complex="normal"/>
    </style:style>
    <style:style style:name="P69" style:family="paragraph" style:parent-style-name="Standard" style:list-style-name="L3">
      <style:text-properties fo:font-weight="normal" officeooo:rsid="0010973b" officeooo:paragraph-rsid="0019a9d2" style:font-weight-asian="normal" style:font-weight-complex="normal"/>
    </style:style>
    <style:style style:name="P70" style:family="paragraph" style:parent-style-name="Standard" style:list-style-name="L3">
      <style:text-properties fo:font-weight="normal" officeooo:rsid="0010973b" officeooo:paragraph-rsid="002ce693" style:font-weight-asian="normal" style:font-weight-complex="normal"/>
    </style:style>
    <style:style style:name="P71" style:family="paragraph" style:parent-style-name="Standard" style:list-style-name="L3">
      <style:text-properties fo:font-weight="normal" officeooo:rsid="0010973b" officeooo:paragraph-rsid="00361e98" style:font-weight-asian="normal" style:font-weight-complex="normal"/>
    </style:style>
    <style:style style:name="P72" style:family="paragraph" style:parent-style-name="Standard" style:list-style-name="L4">
      <style:text-properties fo:font-weight="normal" officeooo:rsid="0010973b" officeooo:paragraph-rsid="0010973b" style:font-weight-asian="normal" style:font-weight-complex="normal"/>
    </style:style>
    <style:style style:name="P73" style:family="paragraph" style:parent-style-name="Standard" style:list-style-name="L5">
      <style:text-properties fo:font-weight="normal" officeooo:rsid="0010973b" officeooo:paragraph-rsid="0010973b" style:font-weight-asian="normal" style:font-weight-complex="normal"/>
    </style:style>
    <style:style style:name="P74" style:family="paragraph" style:parent-style-name="Standard" style:list-style-name="L11">
      <style:text-properties fo:font-weight="normal" officeooo:rsid="0010973b" officeooo:paragraph-rsid="0019a9d2" style:font-weight-asian="normal" style:font-weight-complex="normal"/>
    </style:style>
    <style:style style:name="P75" style:family="paragraph" style:parent-style-name="Standard" style:list-style-name="L17">
      <style:text-properties fo:font-weight="normal" officeooo:rsid="0010973b" officeooo:paragraph-rsid="002ce693" style:font-weight-asian="normal" style:font-weight-complex="normal"/>
    </style:style>
    <style:style style:name="P76" style:family="paragraph" style:parent-style-name="Standard" style:list-style-name="L17">
      <style:text-properties fo:font-weight="normal" officeooo:rsid="0010973b" officeooo:paragraph-rsid="00361e98" style:font-weight-asian="normal" style:font-weight-complex="normal"/>
    </style:style>
    <style:style style:name="P77" style:family="paragraph" style:parent-style-name="Standard" style:list-style-name="L20">
      <style:text-properties fo:font-weight="normal" officeooo:rsid="0010973b" officeooo:paragraph-rsid="003a2eaf" style:font-weight-asian="normal" style:font-weight-complex="normal"/>
    </style:style>
    <style:style style:name="P78" style:family="paragraph" style:parent-style-name="Standard" style:list-style-name="L20">
      <style:text-properties fo:font-weight="normal" officeooo:rsid="0010973b" officeooo:paragraph-rsid="003be572" style:font-weight-asian="normal" style:font-weight-complex="normal"/>
    </style:style>
    <style:style style:name="P79" style:family="paragraph" style:parent-style-name="Standard" style:list-style-name="L20">
      <style:text-properties fo:font-weight="normal" officeooo:rsid="0010973b" officeooo:paragraph-rsid="003fb559" style:font-weight-asian="normal" style:font-weight-complex="normal"/>
    </style:style>
    <style:style style:name="P80" style:family="paragraph" style:parent-style-name="Standard" style:list-style-name="L5">
      <style:text-properties fo:font-weight="normal" officeooo:rsid="0012805d" officeooo:paragraph-rsid="0012805d" style:font-weight-asian="normal" style:font-weight-complex="normal"/>
    </style:style>
    <style:style style:name="P81" style:family="paragraph" style:parent-style-name="Standard">
      <style:text-properties fo:font-weight="normal" officeooo:rsid="0012805d" officeooo:paragraph-rsid="0012805d" style:font-weight-asian="normal" style:font-weight-complex="normal"/>
    </style:style>
    <style:style style:name="P82" style:family="paragraph" style:parent-style-name="Standard" style:list-style-name="L11">
      <style:text-properties fo:font-weight="normal" officeooo:rsid="0012805d" officeooo:paragraph-rsid="0019a9d2" style:font-weight-asian="normal" style:font-weight-complex="normal"/>
    </style:style>
    <style:style style:name="P83" style:family="paragraph" style:parent-style-name="Standard" style:list-style-name="L17">
      <style:text-properties fo:font-weight="normal" officeooo:rsid="0012805d" officeooo:paragraph-rsid="002ce693" style:font-weight-asian="normal" style:font-weight-complex="normal"/>
    </style:style>
    <style:style style:name="P84" style:family="paragraph" style:parent-style-name="Standard" style:list-style-name="L20">
      <style:text-properties fo:font-weight="normal" officeooo:rsid="0012805d" officeooo:paragraph-rsid="003fb559" style:font-weight-asian="normal" style:font-weight-complex="normal"/>
    </style:style>
    <style:style style:name="P85" style:family="paragraph" style:parent-style-name="Standard">
      <style:text-properties fo:font-weight="normal" officeooo:rsid="0012805d" officeooo:paragraph-rsid="00418397" style:font-weight-asian="normal" style:font-weight-complex="normal"/>
    </style:style>
    <style:style style:name="P86" style:family="paragraph" style:parent-style-name="Standard">
      <style:paragraph-properties fo:text-align="start" style:justify-single-word="false"/>
      <style:text-properties fo:font-weight="normal" officeooo:rsid="0012805d" officeooo:paragraph-rsid="003fb559" style:font-weight-asian="normal" style:font-weight-complex="normal"/>
    </style:style>
    <style:style style:name="P87" style:family="paragraph" style:parent-style-name="Standard">
      <style:text-properties fo:font-weight="normal" officeooo:rsid="002b2af2" officeooo:paragraph-rsid="002b2af2" style:font-weight-asian="normal" style:font-weight-complex="normal"/>
    </style:style>
    <style:style style:name="P88" style:family="paragraph" style:parent-style-name="Standard">
      <style:text-properties fo:font-weight="normal" officeooo:rsid="002b2af2" officeooo:paragraph-rsid="0036a33c" style:font-weight-asian="normal" style:font-weight-complex="normal"/>
    </style:style>
    <style:style style:name="P89" style:family="paragraph" style:parent-style-name="Standard">
      <style:text-properties fo:font-weight="normal" officeooo:rsid="002b2af2" officeooo:paragraph-rsid="003fb559" style:font-weight-asian="normal" style:font-weight-complex="normal"/>
    </style:style>
    <style:style style:name="P90" style:family="paragraph" style:parent-style-name="Standard">
      <style:text-properties fo:font-weight="normal" officeooo:rsid="0026b860" style:font-weight-asian="normal" style:font-weight-complex="normal"/>
    </style:style>
    <style:style style:name="P91" style:family="paragraph" style:parent-style-name="Standard">
      <style:text-properties fo:font-weight="normal" officeooo:rsid="00361e98" officeooo:paragraph-rsid="00361e98" style:font-weight-asian="normal" style:font-weight-complex="normal"/>
    </style:style>
    <style:style style:name="P92" style:family="paragraph" style:parent-style-name="Standard">
      <style:text-properties fo:font-weight="normal" officeooo:rsid="00339b9e" officeooo:paragraph-rsid="00339b9e" style:font-weight-asian="normal" style:font-weight-complex="normal"/>
    </style:style>
    <style:style style:name="P93" style:family="paragraph" style:parent-style-name="Standard">
      <style:text-properties fo:font-weight="normal" officeooo:rsid="00389c90" officeooo:paragraph-rsid="003fb559" style:font-weight-asian="normal" style:font-weight-complex="normal"/>
    </style:style>
    <style:style style:name="P94" style:family="paragraph" style:parent-style-name="Standard">
      <style:text-properties fo:font-weight="normal" officeooo:rsid="00428a85" officeooo:paragraph-rsid="00428a85" style:font-weight-asian="normal" style:font-weight-complex="normal"/>
    </style:style>
    <style:style style:name="P95" style:family="paragraph" style:parent-style-name="Standard" style:list-style-name="L20">
      <style:text-properties fo:font-weight="normal" officeooo:paragraph-rsid="003a2eaf" style:font-weight-asian="normal" style:font-weight-complex="normal"/>
    </style:style>
    <style:style style:name="P96" style:family="paragraph" style:parent-style-name="Standard" style:list-style-name="L20">
      <style:text-properties fo:font-weight="normal" officeooo:paragraph-rsid="003fb559" style:font-weight-asian="normal" style:font-weight-complex="normal"/>
    </style:style>
    <style:style style:name="P97" style:family="paragraph" style:parent-style-name="Standard">
      <style:text-properties fo:font-weight="normal" officeooo:rsid="003d5de9" officeooo:paragraph-rsid="00461a7e" style:font-weight-asian="normal" style:font-weight-complex="normal"/>
    </style:style>
    <style:style style:name="P98" style:family="paragraph" style:parent-style-name="Standard">
      <style:text-properties fo:font-weight="normal" officeooo:rsid="003d5de9" officeooo:paragraph-rsid="003fb559" style:font-weight-asian="normal" style:font-weight-complex="normal"/>
    </style:style>
    <style:style style:name="P99" style:family="paragraph" style:parent-style-name="Standard">
      <style:text-properties fo:font-weight="normal" officeooo:paragraph-rsid="0026b860" style:font-weight-asian="normal" style:font-weight-complex="normal"/>
    </style:style>
    <style:style style:name="P100" style:family="paragraph" style:parent-style-name="Standard" style:list-style-name="L11">
      <style:text-properties fo:font-weight="normal" officeooo:paragraph-rsid="0019a9d2" style:font-weight-asian="normal" style:font-weight-complex="normal"/>
    </style:style>
    <style:style style:name="P101" style:family="paragraph" style:parent-style-name="Standard">
      <style:text-properties fo:font-weight="normal" officeooo:rsid="00461a7e" officeooo:paragraph-rsid="00461a7e" style:font-weight-asian="normal" style:font-weight-complex="normal"/>
    </style:style>
    <style:style style:name="P102" style:family="paragraph" style:parent-style-name="Standard" style:list-style-name="L1">
      <style:text-properties style:font-name="Arial" fo:font-size="9.75pt" fo:font-weight="normal" style:font-weight-asian="normal" style:font-weight-complex="normal"/>
    </style:style>
    <style:style style:name="P103" style:family="paragraph" style:parent-style-name="Standard" style:list-style-name="L2">
      <style:text-properties style:font-name="Arial" fo:font-size="9.75pt" officeooo:paragraph-rsid="000fe205"/>
    </style:style>
    <style:style style:name="P104" style:family="paragraph" style:parent-style-name="Standard" style:list-style-name="L9">
      <style:text-properties style:font-name="Arial" fo:font-size="9.75pt" officeooo:paragraph-rsid="00129d8b"/>
    </style:style>
    <style:style style:name="P105" style:family="paragraph" style:parent-style-name="Standard">
      <style:text-properties style:font-name="Arial" fo:font-size="9.75pt" officeooo:rsid="0019a9d2" officeooo:paragraph-rsid="0019a9d2"/>
    </style:style>
    <style:style style:name="P106" style:family="paragraph" style:parent-style-name="Standard" style:list-style-name="L15">
      <style:text-properties style:font-name="Arial" fo:font-size="9.75pt" officeooo:rsid="0019a9d2" officeooo:paragraph-rsid="0026b860"/>
    </style:style>
    <style:style style:name="P107" style:family="paragraph" style:parent-style-name="Standard">
      <style:text-properties style:font-name="Arial" fo:font-size="9.75pt" officeooo:rsid="0019a9d2" officeooo:paragraph-rsid="0026b860"/>
    </style:style>
    <style:style style:name="P108" style:family="paragraph" style:parent-style-name="Standard" style:list-style-name="L24">
      <style:text-properties style:font-name="Arial" fo:font-size="9.75pt" officeooo:rsid="0019a9d2" officeooo:paragraph-rsid="0036a33c"/>
    </style:style>
    <style:style style:name="P109" style:family="paragraph" style:parent-style-name="Standard" style:list-style-name="L30">
      <style:text-properties style:font-name="Arial" fo:font-size="9.75pt" officeooo:rsid="0019a9d2" officeooo:paragraph-rsid="003fb559"/>
    </style:style>
    <style:style style:name="P110" style:family="paragraph" style:parent-style-name="Standard" style:list-style-name="L15">
      <style:text-properties style:font-name="Arial" fo:font-size="9.75pt" officeooo:paragraph-rsid="0026b860"/>
    </style:style>
    <style:style style:name="P111" style:family="paragraph" style:parent-style-name="Standard" style:list-style-name="L24">
      <style:text-properties style:font-name="Arial" fo:font-size="9.75pt" officeooo:paragraph-rsid="0036a33c"/>
    </style:style>
    <style:style style:name="P112" style:family="paragraph" style:parent-style-name="Standard" style:list-style-name="L30">
      <style:text-properties style:font-name="Arial" fo:font-size="9.75pt" officeooo:paragraph-rsid="003fb559"/>
    </style:style>
    <style:style style:name="P113" style:family="paragraph" style:parent-style-name="Standard" style:list-style-name="L9">
      <style:text-properties officeooo:paragraph-rsid="0019a9d2"/>
    </style:style>
    <style:style style:name="P114" style:family="paragraph" style:parent-style-name="Standard" style:list-style-name="L9">
      <style:text-properties officeooo:paragraph-rsid="00129d8b"/>
    </style:style>
    <style:style style:name="P115" style:family="paragraph" style:parent-style-name="Standard" style:list-style-name="L9">
      <style:text-properties officeooo:paragraph-rsid="00180628"/>
    </style:style>
    <style:style style:name="P116" style:family="paragraph" style:parent-style-name="Standard" style:list-style-name="L9">
      <style:text-properties officeooo:paragraph-rsid="00291fb4"/>
    </style:style>
    <style:style style:name="P117" style:family="paragraph" style:parent-style-name="Standard" style:list-style-name="L9">
      <style:text-properties officeooo:rsid="0019a9d2" officeooo:paragraph-rsid="0019a9d2"/>
    </style:style>
    <style:style style:name="P118" style:family="paragraph" style:parent-style-name="Standard" style:list-style-name="L10">
      <style:text-properties officeooo:rsid="0019a9d2" officeooo:paragraph-rsid="0019a9d2"/>
    </style:style>
    <style:style style:name="P119" style:family="paragraph" style:parent-style-name="Standard" style:list-style-name="L15">
      <style:text-properties officeooo:rsid="0019a9d2" officeooo:paragraph-rsid="0026b860"/>
    </style:style>
    <style:style style:name="P120" style:family="paragraph" style:parent-style-name="Standard" style:list-style-name="L16">
      <style:text-properties officeooo:rsid="0019a9d2" officeooo:paragraph-rsid="0026b860"/>
    </style:style>
    <style:style style:name="P121" style:family="paragraph" style:parent-style-name="Standard" style:list-style-name="L25">
      <style:text-properties officeooo:rsid="0019a9d2" officeooo:paragraph-rsid="0036a33c"/>
    </style:style>
    <style:style style:name="P122" style:family="paragraph" style:parent-style-name="Standard" style:list-style-name="L26">
      <style:text-properties officeooo:rsid="0019a9d2" officeooo:paragraph-rsid="0036a33c"/>
    </style:style>
    <style:style style:name="P123" style:family="paragraph" style:parent-style-name="Standard" style:list-style-name="L31">
      <style:text-properties officeooo:rsid="0019a9d2" officeooo:paragraph-rsid="003fb559"/>
    </style:style>
    <style:style style:name="P124" style:family="paragraph" style:parent-style-name="Standard" style:list-style-name="L32">
      <style:text-properties officeooo:rsid="0019a9d2" officeooo:paragraph-rsid="003fb559"/>
    </style:style>
    <style:style style:name="P125" style:family="paragraph" style:parent-style-name="Standard" style:list-style-name="L10">
      <style:text-properties officeooo:paragraph-rsid="0019a9d2"/>
    </style:style>
    <style:style style:name="P126" style:family="paragraph" style:parent-style-name="Standard" style:list-style-name="L6">
      <style:text-properties officeooo:paragraph-rsid="0026b860"/>
    </style:style>
    <style:style style:name="P127" style:family="paragraph" style:parent-style-name="Standard" style:list-style-name="L6">
      <style:text-properties officeooo:paragraph-rsid="00339b9e"/>
    </style:style>
    <style:style style:name="P128" style:family="paragraph" style:parent-style-name="Standard" style:list-style-name="L12">
      <style:text-properties officeooo:paragraph-rsid="0026b860"/>
    </style:style>
    <style:style style:name="P129" style:family="paragraph" style:parent-style-name="Standard" style:list-style-name="L15">
      <style:text-properties officeooo:paragraph-rsid="0026b860"/>
    </style:style>
    <style:style style:name="P130" style:family="paragraph" style:parent-style-name="Standard" style:list-style-name="L15">
      <style:text-properties officeooo:paragraph-rsid="00361e98"/>
    </style:style>
    <style:style style:name="P131" style:family="paragraph" style:parent-style-name="Standard" style:list-style-name="L16">
      <style:text-properties officeooo:paragraph-rsid="0026b860"/>
    </style:style>
    <style:style style:name="P132" style:family="paragraph" style:parent-style-name="Standard" style:list-style-name="L18">
      <style:text-properties officeooo:paragraph-rsid="00339b9e"/>
    </style:style>
    <style:style style:name="P133" style:family="paragraph" style:parent-style-name="Standard">
      <style:text-properties fo:font-weight="bold" style:font-weight-asian="bold" style:font-weight-complex="bold"/>
    </style:style>
    <style:style style:name="P134" style:family="paragraph" style:parent-style-name="Standard" style:list-style-name="L15">
      <style:text-properties fo:font-weight="bold" officeooo:paragraph-rsid="00361e98" style:font-weight-asian="bold" style:font-weight-complex="bold"/>
    </style:style>
    <style:style style:name="P135" style:family="paragraph" style:parent-style-name="Standard" style:list-style-name="L20">
      <style:text-properties fo:font-weight="bold" officeooo:paragraph-rsid="003a2eaf" style:font-weight-asian="bold" style:font-weight-complex="bold"/>
    </style:style>
    <style:style style:name="P136" style:family="paragraph" style:parent-style-name="Standard" style:list-style-name="L3">
      <style:text-properties fo:font-weight="bold" officeooo:paragraph-rsid="002ce693" style:font-weight-asian="bold" style:font-weight-complex="bold"/>
    </style:style>
    <style:style style:name="P137" style:family="paragraph" style:parent-style-name="Standard" style:list-style-name="L3">
      <style:text-properties fo:font-weight="bold" officeooo:paragraph-rsid="0019a9d2" style:font-weight-asian="bold" style:font-weight-complex="bold"/>
    </style:style>
    <style:style style:name="P138" style:family="paragraph" style:parent-style-name="Standard" style:list-style-name="L17">
      <style:text-properties fo:font-weight="bold" officeooo:paragraph-rsid="002ce693" style:font-weight-asian="bold" style:font-weight-complex="bold"/>
    </style:style>
    <style:style style:name="P139" style:family="paragraph" style:parent-style-name="Standard">
      <style:text-properties fo:font-weight="bold" officeooo:paragraph-rsid="00166e99" style:font-weight-asian="bold" style:font-weight-complex="bold"/>
    </style:style>
    <style:style style:name="P140" style:family="paragraph" style:parent-style-name="Standard">
      <style:text-properties fo:font-weight="bold" officeooo:rsid="00445e9c" officeooo:paragraph-rsid="00445e9c" style:font-weight-asian="bold" style:font-weight-complex="bold"/>
    </style:style>
    <style:style style:name="P141" style:family="paragraph" style:parent-style-name="Standard">
      <style:text-properties fo:font-weight="bold" officeooo:rsid="00461a7e" officeooo:paragraph-rsid="00461a7e" style:font-weight-asian="bold" style:font-weight-complex="bold"/>
    </style:style>
    <style:style style:name="P142" style:family="paragraph" style:parent-style-name="Standard">
      <style:text-properties fo:font-weight="bold" officeooo:paragraph-rsid="0010973b" style:font-weight-asian="bold" style:font-weight-complex="bold"/>
    </style:style>
    <style:style style:name="P143" style:family="paragraph" style:parent-style-name="Standard">
      <style:paragraph-properties style:snap-to-layout-grid="false"/>
      <style:text-properties fo:font-weight="bold" style:font-weight-asian="bold" style:font-weight-complex="bold"/>
    </style:style>
    <style:style style:name="P144" style:family="paragraph" style:parent-style-name="Standard" style:list-style-name="L20">
      <style:text-properties officeooo:paragraph-rsid="0036a33c"/>
    </style:style>
    <style:style style:name="P145" style:family="paragraph" style:parent-style-name="Standard" style:list-style-name="L20">
      <style:text-properties officeooo:paragraph-rsid="003fb559"/>
    </style:style>
    <style:style style:name="P146" style:family="paragraph" style:parent-style-name="Standard" style:list-style-name="L24">
      <style:text-properties officeooo:paragraph-rsid="0036a33c"/>
    </style:style>
    <style:style style:name="P147" style:family="paragraph" style:parent-style-name="Standard" style:list-style-name="L25">
      <style:text-properties officeooo:paragraph-rsid="0036a33c"/>
    </style:style>
    <style:style style:name="P148" style:family="paragraph" style:parent-style-name="Standard">
      <style:text-properties fo:font-style="normal" fo:font-weight="normal" style:font-style-asian="normal" style:font-weight-asian="normal" style:font-style-complex="normal" style:font-weight-complex="normal"/>
    </style:style>
    <style:style style:name="P149" style:family="paragraph" style:parent-style-name="Standard" style:list-style-name="L30">
      <style:text-properties officeooo:paragraph-rsid="003fb559"/>
    </style:style>
    <style:style style:name="P150" style:family="paragraph" style:parent-style-name="Standard" style:list-style-name="L31">
      <style:text-properties officeooo:paragraph-rsid="003fb559"/>
    </style:style>
    <style:style style:name="P151" style:family="paragraph" style:parent-style-name="Standard">
      <style:text-properties fo:font-size="10pt" style:font-size-asian="10pt" style:font-size-complex="10pt"/>
    </style:style>
    <style:style style:name="P152" style:family="paragraph" style:parent-style-name="Standard">
      <style:text-properties fo:font-size="10pt" officeooo:paragraph-rsid="00166e99" style:font-size-asian="10pt" style:font-size-complex="10pt"/>
    </style:style>
    <style:style style:name="P153" style:family="paragraph" style:parent-style-name="Standard">
      <style:text-properties fo:font-size="10pt" officeooo:paragraph-rsid="0019a9d2" style:font-size-asian="10pt" style:font-size-complex="10pt"/>
    </style:style>
    <style:style style:name="P154" style:family="paragraph" style:parent-style-name="Standard">
      <style:text-properties fo:font-size="10pt" officeooo:rsid="00461a7e" officeooo:paragraph-rsid="00461a7e" style:font-size-asian="10pt" style:font-size-complex="10pt"/>
    </style:style>
    <style:style style:name="P155" style:family="paragraph" style:parent-style-name="Standard">
      <style:text-properties officeooo:rsid="00428a85" officeooo:paragraph-rsid="00428a85"/>
    </style:style>
    <style:style style:name="P156" style:family="paragraph" style:parent-style-name="Standard">
      <style:text-properties officeooo:rsid="00428a85" officeooo:paragraph-rsid="00461a7e"/>
    </style:style>
    <style:style style:name="P157" style:family="paragraph" style:parent-style-name="Standard">
      <style:text-properties officeooo:rsid="00361e98" officeooo:paragraph-rsid="00461a7e"/>
    </style:style>
    <style:style style:name="P158" style:family="paragraph" style:parent-style-name="Standard">
      <style:text-properties officeooo:rsid="00445e9c" officeooo:paragraph-rsid="00461a7e"/>
    </style:style>
    <style:style style:name="P159" style:family="paragraph" style:parent-style-name="Standard">
      <style:text-properties officeooo:rsid="00461a7e" officeooo:paragraph-rsid="00461a7e"/>
    </style:style>
    <style:style style:name="P160" style:family="paragraph" style:parent-style-name="Standard">
      <style:paragraph-properties fo:text-align="center" style:justify-single-word="false" style:snap-to-layout-grid="false"/>
      <style:text-properties officeooo:rsid="00461a7e" officeooo:paragraph-rsid="00461a7e"/>
    </style:style>
    <style:style style:name="P161" style:family="paragraph" style:parent-style-name="Standard">
      <style:paragraph-properties fo:text-align="center" style:justify-single-word="false" style:snap-to-layout-grid="false"/>
      <style:text-properties officeooo:rsid="00461a7e" officeooo:paragraph-rsid="004693c5"/>
    </style:style>
    <style:style style:name="P162" style:family="paragraph" style:parent-style-name="Standard">
      <style:paragraph-properties fo:text-align="center" style:justify-single-word="false"/>
      <style:text-properties officeooo:rsid="00461a7e" officeooo:paragraph-rsid="00461a7e"/>
    </style:style>
    <style:style style:name="P163" style:family="paragraph" style:parent-style-name="Standard">
      <style:text-properties officeooo:paragraph-rsid="00461a7e"/>
    </style:style>
    <style:style style:name="P164" style:family="paragraph" style:parent-style-name="Standard">
      <style:text-properties officeooo:rsid="0026b860" officeooo:paragraph-rsid="00461a7e"/>
    </style:style>
    <style:style style:name="P165" style:family="paragraph" style:parent-style-name="Standard">
      <style:paragraph-properties fo:text-align="center" style:justify-single-word="false"/>
    </style:style>
    <style:style style:name="P166" style:family="paragraph" style:parent-style-name="Standard">
      <style:paragraph-properties fo:text-align="center" style:justify-single-word="false" style:snap-to-layout-grid="false"/>
    </style:style>
    <style:style style:name="P167" style:family="paragraph" style:parent-style-name="Standard">
      <style:paragraph-properties fo:text-align="center" style:justify-single-word="false"/>
      <style:text-properties officeooo:paragraph-rsid="00461a7e"/>
    </style:style>
    <style:style style:name="P168" style:family="paragraph" style:parent-style-name="Standard">
      <style:paragraph-properties fo:text-align="center" style:justify-single-word="false"/>
      <style:text-properties officeooo:paragraph-rsid="004693c5"/>
    </style:style>
    <style:style style:name="P169" style:family="paragraph" style:parent-style-name="Standard" style:list-style-name="L33">
      <style:paragraph-properties style:snap-to-layout-grid="false"/>
      <style:text-properties officeooo:rsid="000fb925" officeooo:paragraph-rsid="000fb925"/>
    </style:style>
    <style:style style:name="P170" style:family="paragraph" style:parent-style-name="Standard">
      <style:paragraph-properties style:snap-to-layout-grid="false"/>
      <style:text-properties officeooo:rsid="004693c5" officeooo:paragraph-rsid="004693c5"/>
    </style:style>
    <style:style style:name="P171" style:family="paragraph" style:parent-style-name="Standard" style:list-style-name="L33">
      <style:paragraph-properties style:snap-to-layout-grid="false"/>
      <style:text-properties officeooo:paragraph-rsid="004693c5"/>
    </style:style>
    <style:style style:name="P172" style:family="paragraph" style:parent-style-name="Standard">
      <style:paragraph-properties fo:text-align="center" style:justify-single-word="false" fo:break-before="page"/>
    </style:style>
    <style:style style:name="P173" style:family="paragraph" style:parent-style-name="Text_20_body" style:list-style-name="L13">
      <style:text-properties fo:font-weight="normal" officeooo:paragraph-rsid="0026b860" style:font-weight-asian="normal" style:font-weight-complex="normal"/>
    </style:style>
    <style:style style:name="P174" style:family="paragraph" style:parent-style-name="Text_20_body" style:list-style-name="L14">
      <style:text-properties officeooo:paragraph-rsid="0026b860"/>
    </style:style>
    <style:style style:name="P175" style:family="paragraph" style:parent-style-name="Text_20_body" style:list-style-name="L14">
      <style:paragraph-properties fo:margin-top="0cm" fo:margin-bottom="0cm" style:contextual-spacing="false"/>
      <style:text-properties officeooo:paragraph-rsid="0026b860"/>
    </style:style>
    <style:style style:name="P176" style:family="paragraph" style:parent-style-name="Text_20_body" style:list-style-name="L19">
      <style:paragraph-properties fo:margin-top="0cm" fo:margin-bottom="0cm" style:contextual-spacing="false"/>
      <style:text-properties officeooo:paragraph-rsid="00339b9e"/>
    </style:style>
    <style:style style:name="P177" style:family="paragraph" style:parent-style-name="Text_20_body" style:list-style-name="L19">
      <style:paragraph-properties fo:margin-top="0cm" fo:margin-bottom="0cm" style:contextual-spacing="false"/>
      <style:text-properties fo:font-weight="bold" officeooo:paragraph-rsid="00339b9e" style:font-weight-asian="bold" style:font-weight-complex="bold"/>
    </style:style>
    <style:style style:name="P178" style:family="paragraph" style:parent-style-name="Heading_20_2" style:list-style-name="L6">
      <style:text-properties fo:font-style="normal" fo:font-weight="normal" style:font-style-asian="normal" style:font-weight-asian="normal" style:font-style-complex="normal" style:font-weight-complex="normal"/>
    </style:style>
    <style:style style:name="P179" style:family="paragraph" style:parent-style-name="Heading_20_2" style:list-style-name="L7">
      <style:text-properties fo:font-style="normal" fo:font-weight="normal" style:font-style-asian="normal" style:font-weight-asian="normal" style:font-style-complex="normal" style:font-weight-complex="normal"/>
    </style:style>
    <style:style style:name="P180" style:family="paragraph" style:parent-style-name="Heading_20_2" style:list-style-name="L1">
      <style:text-properties fo:font-style="normal" fo:font-weight="normal" style:font-style-asian="normal" style:font-weight-asian="normal" style:font-style-complex="normal" style:font-weight-complex="normal"/>
    </style:style>
    <style:style style:name="P181" style:family="paragraph" style:parent-style-name="Heading_20_2" style:list-style-name="L8">
      <style:text-properties fo:font-style="normal" fo:font-weight="normal" style:font-style-asian="normal" style:font-weight-asian="normal" style:font-style-complex="normal" style:font-weight-complex="normal"/>
    </style:style>
    <style:style style:name="P182" style:family="paragraph" style:parent-style-name="Heading_20_2" style:list-style-name="L22">
      <style:text-properties fo:font-style="normal" fo:font-weight="normal" officeooo:paragraph-rsid="0036a33c" style:font-style-asian="normal" style:font-weight-asian="normal" style:font-style-complex="normal" style:font-weight-complex="normal"/>
    </style:style>
    <style:style style:name="P183" style:family="paragraph" style:parent-style-name="Heading_20_2" style:list-style-name="L23">
      <style:text-properties fo:font-style="normal" fo:font-weight="normal" officeooo:paragraph-rsid="0036a33c" style:font-style-asian="normal" style:font-weight-asian="normal" style:font-style-complex="normal" style:font-weight-complex="normal"/>
    </style:style>
    <style:style style:name="P184" style:family="paragraph" style:parent-style-name="Heading_20_2" style:list-style-name="L28">
      <style:text-properties fo:font-style="normal" fo:font-weight="normal" officeooo:paragraph-rsid="003fb559" style:font-style-asian="normal" style:font-weight-asian="normal" style:font-style-complex="normal" style:font-weight-complex="normal"/>
    </style:style>
    <style:style style:name="P185" style:family="paragraph" style:parent-style-name="Heading_20_2" style:list-style-name="L29">
      <style:text-properties fo:font-style="normal" fo:font-weight="normal" officeooo:paragraph-rsid="003fb559" style:font-style-asian="normal" style:font-weight-asian="normal" style:font-style-complex="normal" style:font-weight-complex="normal"/>
    </style:style>
    <style:style style:name="P186" style:family="paragraph" style:parent-style-name="Heading_20_2" style:list-style-name="L7"/>
    <style:style style:name="P187" style:family="paragraph" style:parent-style-name="Heading_20_2" style:list-style-name="L21">
      <style:text-properties officeooo:paragraph-rsid="0036a33c"/>
    </style:style>
    <style:style style:name="P188" style:family="paragraph" style:parent-style-name="Heading_20_2" style:list-style-name="L27">
      <style:text-properties officeooo:paragraph-rsid="003fb559"/>
    </style:style>
    <style:style style:name="P189" style:family="paragraph" style:parent-style-name="Title" style:master-page-name="Standard">
      <style:paragraph-properties style:page-number="auto"/>
      <style:text-properties fo:font-size="20pt" style:font-size-asian="20pt" style:font-size-complex="20pt"/>
    </style:style>
    <style:style style:name="P190" style:family="paragraph" style:parent-style-name="Title" style:master-page-name="Conversion_20_2">
      <style:paragraph-properties style:page-number="auto"/>
    </style:style>
    <style:style style:name="P191" style:family="paragraph" style:parent-style-name="Title" style:master-page-name="Conversion_20_2">
      <style:paragraph-properties style:page-number="auto" fo:break-before="page"/>
      <style:text-properties officeooo:paragraph-rsid="00129d8b"/>
    </style:style>
    <style:style style:name="P192" style:family="paragraph" style:parent-style-name="Title" style:master-page-name="Conversion_20_3">
      <style:paragraph-properties style:page-number="auto"/>
    </style:style>
    <style:style style:name="P193" style:family="paragraph" style:parent-style-name="Title" style:master-page-name="Conversion_20_4">
      <style:paragraph-properties style:page-number="auto"/>
    </style:style>
    <style:style style:name="P194" style:family="paragraph" style:parent-style-name="Title" style:master-page-name="Conversion_20_5">
      <style:paragraph-properties style:page-number="auto"/>
    </style:style>
    <style:style style:name="P195" style:family="paragraph" style:parent-style-name="Title" style:master-page-name="Conversion_20_6">
      <style:paragraph-properties style:page-number="auto"/>
    </style:style>
    <style:style style:name="P196" style:family="paragraph" style:parent-style-name="Title" style:master-page-name="Conversion_20_6">
      <style:paragraph-properties style:page-number="auto" fo:break-before="page"/>
      <style:text-properties officeooo:paragraph-rsid="00166e99"/>
    </style:style>
    <style:style style:name="P197" style:family="paragraph" style:parent-style-name="Title" style:master-page-name="Conversion_20_6">
      <style:paragraph-properties style:page-number="auto" fo:break-before="page"/>
      <style:text-properties officeooo:paragraph-rsid="003fb559"/>
    </style:style>
    <style:style style:name="P198" style:family="paragraph" style:parent-style-name="Title" style:master-page-name="Conversion_20_7">
      <style:paragraph-properties style:page-number="auto"/>
      <style:text-properties officeooo:paragraph-rsid="00129d8b"/>
    </style:style>
    <style:style style:name="P199" style:family="paragraph" style:parent-style-name="Title" style:master-page-name="Conversion_20_7">
      <style:paragraph-properties style:page-number="auto"/>
      <style:text-properties officeooo:paragraph-rsid="003fb559"/>
    </style:style>
    <style:style style:name="P200" style:family="paragraph" style:parent-style-name="Title">
      <style:text-properties officeooo:paragraph-rsid="00166e99"/>
    </style:style>
    <style:style style:name="P201" style:family="paragraph" style:parent-style-name="Title">
      <style:text-properties fo:font-size="11pt" officeooo:paragraph-rsid="003fb559" style:font-size-asian="9.60000038146973pt" style:font-size-complex="11pt"/>
    </style:style>
    <style:style style:name="P202" style:family="paragraph" style:parent-style-name="Title" style:master-page-name="Conversion_20_6">
      <style:paragraph-properties style:page-number="auto" fo:break-before="page"/>
      <style:text-properties officeooo:paragraph-rsid="00166e99"/>
    </style:style>
    <style:style style:name="P203" style:family="paragraph">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0fe205" style:font-weight-asian="bold" style:font-weight-complex="bold"/>
    </style:style>
    <style:style style:name="T3" style:family="text">
      <style:text-properties fo:font-weight="bold" officeooo:rsid="0019a9d2" style:font-weight-asian="bold" style:font-weight-complex="bold"/>
    </style:style>
    <style:style style:name="T4" style:family="text">
      <style:text-properties fo:font-weight="bold" officeooo:rsid="00428a85" style:font-weight-asian="bold" style:font-weight-complex="bold"/>
    </style:style>
    <style:style style:name="T5" style:family="text">
      <style:text-properties fo:font-weight="bold" officeooo:rsid="00445e9c" style:font-weight-asian="bold" style:font-weight-complex="bold"/>
    </style:style>
    <style:style style:name="T6" style:family="text">
      <style:text-properties fo:font-weight="bold" officeooo:rsid="00461a7e" style:font-weight-asian="bold" style:font-weight-complex="bold"/>
    </style:style>
    <style:style style:name="T7" style:family="text">
      <style:text-properties fo:font-weight="bold" officeooo:rsid="004693c5" style:font-weight-asian="bold" style:font-weight-complex="bold"/>
    </style:style>
    <style:style style:name="T8" style:family="text">
      <style:text-properties fo:language="en" fo:country="GB"/>
    </style:style>
    <style:style style:name="T9" style:family="text">
      <style:text-properties style:text-position="super 58%" style:font-name="Times" fo:language="en" fo:country="GB"/>
    </style:style>
    <style:style style:name="T10" style:family="text">
      <style:text-properties officeooo:rsid="000fb925"/>
    </style:style>
    <style:style style:name="T11" style:family="text">
      <style:text-properties officeooo:rsid="000fe205"/>
    </style:style>
    <style:style style:name="T12" style:family="text">
      <style:text-properties fo:font-size="9.75pt"/>
    </style:style>
    <style:style style:name="T13" style:family="text">
      <style:text-properties fo:font-size="9.75pt" officeooo:rsid="0016884f"/>
    </style:style>
    <style:style style:name="T14" style:family="text">
      <style:text-properties fo:font-size="9.75pt" fo:font-weight="normal" style:font-weight-asian="normal" style:font-weight-complex="normal"/>
    </style:style>
    <style:style style:name="T15" style:family="text">
      <style:text-properties fo:font-size="9.75pt" fo:font-weight="normal" officeooo:rsid="0016884f" style:font-weight-asian="normal" style:font-weight-complex="normal"/>
    </style:style>
    <style:style style:name="T16" style:family="text">
      <style:text-properties fo:font-size="9.75pt" fo:font-style="normal" fo:font-weight="normal" officeooo:rsid="0012805d" style:font-style-asian="normal" style:font-weight-asian="normal" style:font-style-complex="normal" style:font-weight-complex="normal"/>
    </style:style>
    <style:style style:name="T17" style:family="text">
      <style:text-properties fo:font-size="9.75pt" fo:font-style="normal" fo:font-weight="normal" officeooo:rsid="0016884f" style:font-style-asian="normal" style:font-weight-asian="normal" style:font-style-complex="normal" style:font-weight-complex="normal"/>
    </style:style>
    <style:style style:name="T18" style:family="text">
      <style:text-properties fo:font-size="9.75pt" fo:font-style="normal" fo:font-weight="bold" officeooo:rsid="0012805d" style:font-style-asian="normal" style:font-weight-asian="bold" style:font-style-complex="normal" style:font-weight-complex="bold"/>
    </style:style>
    <style:style style:name="T19" style:family="text">
      <style:text-properties fo:font-size="9.75pt" fo:font-weight="bold" style:font-weight-asian="bold" style:font-weight-complex="bold"/>
    </style:style>
    <style:style style:name="T20" style:family="text">
      <style:text-properties fo:font-size="9.75pt" fo:font-weight="bold" officeooo:rsid="0016884f" style:font-weight-asian="bold" style:font-weight-complex="bold"/>
    </style:style>
    <style:style style:name="T21" style:family="text">
      <style:text-properties fo:font-size="11.25pt"/>
    </style:style>
    <style:style style:name="T22" style:family="text">
      <style:text-properties style:font-name="Arial"/>
    </style:style>
    <style:style style:name="T23" style:family="text">
      <style:text-properties style:font-name="Arial" fo:font-size="9.75pt"/>
    </style:style>
    <style:style style:name="T24" style:family="text">
      <style:text-properties style:font-name="Arial" fo:font-size="9.75pt" fo:font-weight="normal" style:font-weight-asian="normal" style:font-weight-complex="normal"/>
    </style:style>
    <style:style style:name="T25" style:family="text">
      <style:text-properties style:font-name="Arial" fo:font-size="9.75pt" fo:font-weight="normal" officeooo:rsid="00361e98" style:font-weight-asian="normal" style:font-weight-complex="normal"/>
    </style:style>
    <style:style style:name="T26" style:family="text">
      <style:text-properties style:font-name="Arial" fo:font-size="9.75pt" fo:font-weight="normal" officeooo:rsid="00180628" style:font-weight-asian="normal" style:font-weight-complex="normal"/>
    </style:style>
    <style:style style:name="T27" style:family="text">
      <style:text-properties style:font-name="Arial" fo:font-size="9.75pt" officeooo:rsid="0016884f"/>
    </style:style>
    <style:style style:name="T28" style:family="text">
      <style:text-properties style:font-name="Arial" fo:font-size="9.75pt" officeooo:rsid="00180628"/>
    </style:style>
    <style:style style:name="T29" style:family="text">
      <style:text-properties style:font-name="Arial" fo:font-size="9.75pt" officeooo:rsid="0019a9d2"/>
    </style:style>
    <style:style style:name="T30" style:family="text">
      <style:text-properties style:font-name="Arial" fo:font-size="9.75pt" officeooo:rsid="001acc70"/>
    </style:style>
    <style:style style:name="T31" style:family="text">
      <style:text-properties style:font-name="Arial" fo:font-size="9.75pt" officeooo:rsid="001cf64a"/>
    </style:style>
    <style:style style:name="T32" style:family="text">
      <style:text-properties style:font-name="Arial" fo:font-size="9.75pt" officeooo:rsid="002902fd"/>
    </style:style>
    <style:style style:name="T33" style:family="text">
      <style:text-properties style:font-name="Arial" fo:font-size="9.75pt" officeooo:rsid="00291fb4"/>
    </style:style>
    <style:style style:name="T34" style:family="text">
      <style:text-properties style:font-name="Arial" fo:font-size="9.75pt" officeooo:rsid="0036a33c"/>
    </style:style>
    <style:style style:name="T35" style:family="text">
      <style:text-properties style:font-name="Arial" fo:font-size="9.75pt" officeooo:rsid="00389c90"/>
    </style:style>
    <style:style style:name="T36" style:family="text">
      <style:text-properties style:font-name="Arial" fo:font-size="9.75pt" fo:font-weight="bold" style:font-weight-asian="bold" style:font-weight-complex="bold"/>
    </style:style>
    <style:style style:name="T37" style:family="text">
      <style:text-properties style:font-name="Arial" fo:font-size="9.75pt" fo:font-weight="bold" officeooo:rsid="0016884f" style:font-weight-asian="bold" style:font-weight-complex="bold"/>
    </style:style>
    <style:style style:name="T38" style:family="text">
      <style:text-properties style:font-name="Arial" fo:font-size="9.75pt" fo:font-weight="bold" officeooo:rsid="0019a9d2" style:font-weight-asian="bold" style:font-weight-complex="bold"/>
    </style:style>
    <style:style style:name="T39" style:family="text">
      <style:text-properties style:font-name="Arial" officeooo:rsid="0016884f"/>
    </style:style>
    <style:style style:name="T40" style:family="text">
      <style:text-properties style:font-name="Arial" officeooo:rsid="0019ec4a"/>
    </style:style>
    <style:style style:name="T41" style:family="text">
      <style:text-properties style:font-name="Arial" officeooo:rsid="00361e98"/>
    </style:style>
    <style:style style:name="T42" style:family="text">
      <style:text-properties style:font-name="Arial" fo:font-style="normal" fo:font-weight="normal" style:font-style-asian="normal" style:font-weight-asian="normal" style:font-style-complex="normal" style:font-weight-complex="normal"/>
    </style:style>
    <style:style style:name="T43" style:family="text">
      <style:text-properties style:font-name="Arial" fo:font-style="normal" fo:font-weight="normal" officeooo:rsid="0016884f" style:font-style-asian="normal" style:font-weight-asian="normal" style:font-style-complex="normal" style:font-weight-complex="normal"/>
    </style:style>
    <style:style style:name="T44" style:family="text">
      <style:text-properties style:font-name="Arial" fo:font-style="normal" fo:font-weight="normal" officeooo:rsid="00361e98" style:font-style-asian="normal" style:font-weight-asian="normal" style:font-style-complex="normal" style:font-weight-complex="normal"/>
    </style:style>
    <style:style style:name="T45" style:family="text">
      <style:text-properties style:font-name="Arial" fo:font-style="normal" fo:font-weight="normal" officeooo:rsid="00445e9c" style:font-style-asian="normal" style:font-weight-asian="normal" style:font-style-complex="normal" style:font-weight-complex="normal"/>
    </style:style>
    <style:style style:name="T46" style:family="text">
      <style:text-properties style:font-name="Arial" fo:font-style="normal" fo:font-weight="bold" style:font-style-asian="normal" style:font-weight-asian="bold" style:font-style-complex="normal" style:font-weight-complex="bold"/>
    </style:style>
    <style:style style:name="T47" style:family="text">
      <style:text-properties style:font-name="Arial" fo:font-style="normal" fo:font-weight="bold" officeooo:rsid="00361e98" style:font-style-asian="normal" style:font-weight-asian="bold" style:font-style-complex="normal" style:font-weight-complex="bold"/>
    </style:style>
    <style:style style:name="T48" style:family="text">
      <style:text-properties style:font-name="Arial" officeooo:rsid="003a2eaf"/>
    </style:style>
    <style:style style:name="T49" style:family="text">
      <style:text-properties style:font-name="Arial" officeooo:rsid="00428a85"/>
    </style:style>
    <style:style style:name="T50" style:family="text">
      <style:text-properties officeooo:rsid="0010973b"/>
    </style:style>
    <style:style style:name="T51" style:family="text">
      <style:text-properties officeooo:rsid="0012805d"/>
    </style:style>
    <style:style style:name="T52" style:family="text">
      <style:text-properties fo:font-weight="normal" style:font-weight-asian="normal" style:font-weight-complex="normal"/>
    </style:style>
    <style:style style:name="T53" style:family="text">
      <style:text-properties fo:font-weight="normal" officeooo:rsid="000fe205" style:font-weight-asian="normal" style:font-weight-complex="normal"/>
    </style:style>
    <style:style style:name="T54" style:family="text">
      <style:text-properties fo:font-weight="normal" officeooo:rsid="0016884f" style:font-weight-asian="normal" style:font-weight-complex="normal"/>
    </style:style>
    <style:style style:name="T55" style:family="text">
      <style:text-properties fo:font-weight="normal" officeooo:rsid="0019a9d2" style:font-weight-asian="normal" style:font-weight-complex="normal"/>
    </style:style>
    <style:style style:name="T56" style:family="text">
      <style:text-properties fo:font-weight="normal" officeooo:rsid="001eb229" style:font-weight-asian="normal" style:font-weight-complex="normal"/>
    </style:style>
    <style:style style:name="T57" style:family="text">
      <style:text-properties fo:font-weight="normal" officeooo:rsid="0021dd93" style:font-weight-asian="normal" style:font-weight-complex="normal"/>
    </style:style>
    <style:style style:name="T58" style:family="text">
      <style:text-properties fo:font-weight="normal" officeooo:rsid="0022e347" style:font-weight-asian="normal" style:font-weight-complex="normal"/>
    </style:style>
    <style:style style:name="T59" style:family="text">
      <style:text-properties fo:font-weight="normal" officeooo:rsid="0024e039" style:font-weight-asian="normal" style:font-weight-complex="normal"/>
    </style:style>
    <style:style style:name="T60" style:family="text">
      <style:text-properties fo:font-weight="normal" officeooo:rsid="002b2af2" style:font-weight-asian="normal" style:font-weight-complex="normal"/>
    </style:style>
    <style:style style:name="T61" style:family="text">
      <style:text-properties fo:font-weight="normal" officeooo:rsid="002ee3ea" style:font-weight-asian="normal" style:font-weight-complex="normal"/>
    </style:style>
    <style:style style:name="T62" style:family="text">
      <style:text-properties fo:font-weight="normal" officeooo:rsid="002f68e9" style:font-weight-asian="normal" style:font-weight-complex="normal"/>
    </style:style>
    <style:style style:name="T63" style:family="text">
      <style:text-properties fo:font-weight="normal" officeooo:rsid="002f6d73" style:font-weight-asian="normal" style:font-weight-complex="normal"/>
    </style:style>
    <style:style style:name="T64" style:family="text">
      <style:text-properties fo:font-weight="normal" officeooo:rsid="00309a4f" style:font-weight-asian="normal" style:font-weight-complex="normal"/>
    </style:style>
    <style:style style:name="T65" style:family="text">
      <style:text-properties fo:font-weight="normal" officeooo:rsid="00328550" style:font-weight-asian="normal" style:font-weight-complex="normal"/>
    </style:style>
    <style:style style:name="T66" style:family="text">
      <style:text-properties fo:font-weight="normal" officeooo:rsid="00361e98" style:font-weight-asian="normal" style:font-weight-complex="normal"/>
    </style:style>
    <style:style style:name="T67" style:family="text">
      <style:text-properties fo:font-weight="normal" officeooo:rsid="00389c90" style:font-weight-asian="normal" style:font-weight-complex="normal"/>
    </style:style>
    <style:style style:name="T68" style:family="text">
      <style:text-properties fo:font-weight="normal" officeooo:rsid="00428a85" style:font-weight-asian="normal" style:font-weight-complex="normal"/>
    </style:style>
    <style:style style:name="T69" style:family="text">
      <style:text-properties fo:font-weight="normal" officeooo:rsid="00461a7e" style:font-weight-asian="normal" style:font-weight-complex="normal"/>
    </style:style>
    <style:style style:name="T70" style:family="text">
      <style:text-properties officeooo:rsid="00129d8b"/>
    </style:style>
    <style:style style:name="T71" style:family="text">
      <style:text-properties officeooo:rsid="0019a9d2"/>
    </style:style>
    <style:style style:name="T72" style:family="text">
      <style:text-properties officeooo:rsid="001c0f73"/>
    </style:style>
    <style:style style:name="T73" style:family="text">
      <style:text-properties officeooo:rsid="001d6189"/>
    </style:style>
    <style:style style:name="T74" style:family="text">
      <style:text-properties officeooo:rsid="001d7224"/>
    </style:style>
    <style:style style:name="T75" style:family="text">
      <style:text-properties officeooo:rsid="001eb229"/>
    </style:style>
    <style:style style:name="T76" style:family="text">
      <style:text-properties officeooo:rsid="0024e039"/>
    </style:style>
    <style:style style:name="T77" style:family="text">
      <style:text-properties officeooo:rsid="0026b860"/>
    </style:style>
    <style:style style:name="T78" style:family="text">
      <style:text-properties officeooo:rsid="002ce693"/>
    </style:style>
    <style:style style:name="T79" style:family="text">
      <style:text-properties officeooo:rsid="002ee3ea"/>
    </style:style>
    <style:style style:name="T80" style:family="text">
      <style:text-properties officeooo:rsid="00309a4f"/>
    </style:style>
    <style:style style:name="T81" style:family="text">
      <style:text-properties officeooo:rsid="00339b9e"/>
    </style:style>
    <style:style style:name="T82" style:family="text">
      <style:text-properties officeooo:rsid="0034f127"/>
    </style:style>
    <style:style style:name="T83" style:family="text">
      <style:text-properties officeooo:rsid="00361e98"/>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16884f" style:font-style-asian="normal" style:font-weight-asian="normal" style:font-style-complex="normal" style:font-weight-complex="normal"/>
    </style:style>
    <style:style style:name="T86" style:family="text">
      <style:text-properties fo:font-style="normal" fo:font-weight="normal" officeooo:rsid="000fe205" style:font-style-asian="normal" style:font-weight-asian="normal" style:font-style-complex="normal" style:font-weight-complex="normal"/>
    </style:style>
    <style:style style:name="T87" style:family="text">
      <style:text-properties fo:font-style="normal" fo:font-weight="normal" officeooo:rsid="0012805d" style:font-style-asian="normal" style:font-weight-asian="normal" style:font-style-complex="normal" style:font-weight-complex="normal"/>
    </style:style>
    <style:style style:name="T88" style:family="text">
      <style:text-properties fo:font-style="normal" fo:font-weight="normal" officeooo:rsid="00428a85" style:font-style-asian="normal" style:font-weight-asian="normal" style:font-style-complex="normal" style:font-weight-complex="normal"/>
    </style:style>
    <style:style style:name="T89" style:family="text">
      <style:text-properties fo:font-style="normal" fo:font-weight="normal" officeooo:rsid="00445e9c" style:font-style-asian="normal" style:font-weight-asian="normal" style:font-style-complex="normal" style:font-weight-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officeooo:rsid="0036a33c"/>
    </style:style>
    <style:style style:name="T92" style:family="text">
      <style:text-properties officeooo:rsid="00389c90"/>
    </style:style>
    <style:style style:name="T93" style:family="text">
      <style:text-properties officeooo:rsid="0039f9e5"/>
    </style:style>
    <style:style style:name="T94" style:family="text">
      <style:text-properties officeooo:rsid="003a2eaf"/>
    </style:style>
    <style:style style:name="T95" style:family="text">
      <style:text-properties officeooo:rsid="003be572"/>
    </style:style>
    <style:style style:name="T96" style:family="text">
      <style:text-properties officeooo:rsid="003fb559"/>
    </style:style>
    <style:style style:name="T97" style:family="text">
      <style:text-properties officeooo:rsid="003fe7c2"/>
    </style:style>
    <style:style style:name="T98" style:family="text">
      <style:text-properties officeooo:rsid="00401085"/>
    </style:style>
    <style:style style:name="T99" style:family="text">
      <style:text-properties officeooo:rsid="00411732"/>
    </style:style>
    <style:style style:name="T100" style:family="text">
      <style:text-properties officeooo:rsid="00418397"/>
    </style:style>
    <style:style style:name="T101" style:family="text">
      <style:text-properties officeooo:rsid="00428a85"/>
    </style:style>
    <style:style style:name="T102" style:family="text">
      <style:text-properties officeooo:rsid="00445e9c"/>
    </style:style>
    <style:style style:name="T103" style:family="text">
      <style:text-properties officeooo:rsid="00461a7e"/>
    </style:style>
    <style:style style:name="T104" style:family="text">
      <style:text-properties officeooo:rsid="004693c5"/>
    </style:style>
    <style:style style:name="fr1" style:family="graphic" style:parent-style-name="Frame">
      <style:graphic-properties fo:margin-left="0cm" fo:margin-right="0cm" style:wrap="none" style:vertical-pos="top" style:vertical-rel="baseline" style:horizontal-pos="center" style:horizontal-rel="paragraph-content"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INF112 - Dossier de recette </text:p>
      <text:p text:style-name="P1"/>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P55">Identification du logiciel à valider</text:p>
          </table:table-cell>
          <table:covered-table-cell/>
          <table:covered-table-cell/>
          <table:covered-table-cell/>
        </table:table-row>
        <table:table-row table:style-name="Tableau1.2">
          <table:table-cell table:style-name="Tableau1.A2" table:number-columns-spanned="3" office:value-type="string">
            <text:p text:style-name="P3"><text:span text:style-name="T1">Nom du logiciel :</text:span> <text:span text:style-name="T10">Tout Avis</text:span></text:p>
            <text:p text:style-name="Standard"/>
          </table:table-cell>
          <table:covered-table-cell/>
          <table:covered-table-cell/>
          <table:table-cell table:style-name="Tableau1.D3" office:value-type="string">
            <text:p text:style-name="P6">Nom des <text:span text:style-name="T104">a</text:span>uteurs : </text:p>
            <text:list xml:id="list2014040586886053585" text:style-name="L33">
              <text:list-item>
                <text:p text:style-name="P169">Portecop Florence</text:p>
              </text:list-item>
              <text:list-item>
                <text:p text:style-name="P171"><text:span text:style-name="T104">Halley Lenny</text:span></text:p>
              </text:list-item>
            </text:list>
          </table:table-cell>
        </table:table-row>
        <table:table-row table:style-name="Tableau1.3">
          <table:table-cell table:style-name="Tableau1.A3" office:value-type="string">
            <text:p text:style-name="P3"><text:span text:style-name="T1">Taille</text:span> (nombre de pages ou de lignes) :</text:p>
            <text:p text:style-name="P3"/>
          </table:table-cell>
          <table:table-cell table:style-name="Tableau1.B3" table:number-columns-spanned="2" office:value-type="string">
            <text:p text:style-name="P170"/>
          </table:table-cell>
          <table:covered-table-cell/>
          <table:table-cell table:style-name="Tableau1.D3" office:value-type="string">
            <text:p text:style-name="P6">Date de dernière mise à jour :</text:p>
            <text:p text:style-name="P3"/>
          </table:table-cell>
        </table:table-row>
        <table:table-row table:style-name="Tableau1.1">
          <table:table-cell table:style-name="Tableau1.A4" table:number-columns-spanned="4" office:value-type="string">
            <text:p text:style-name="P56">Identification des <text:s/>valideurs</text:p>
          </table:table-cell>
          <table:covered-table-cell/>
          <table:covered-table-cell/>
          <table:covered-table-cell/>
        </table:table-row>
        <table:table-row table:style-name="Tableau1.1">
          <table:table-cell table:style-name="Tableau1.A5" table:number-columns-spanned="2" office:value-type="string">
            <text:p text:style-name="P3">Nom des valideurs :</text:p>
            <text:p text:style-name="Standard"/>
            <text:p text:style-name="Standard"/>
            <text:p text:style-name="Standard"/>
            <text:p text:style-name="Standard"/>
          </table:table-cell>
          <table:covered-table-cell/>
          <table:table-cell table:number-columns-spanned="2">
            <table:table table:is-sub-table="true">
              <table:table-column table:style-name="Tableau1.C5.1"/>
              <table:table-column table:style-name="Tableau1.C5.2"/>
              <table:table-row table:style-name="Tableau1.3">
                <table:table-cell table:style-name="Tableau1.C5.1.2" office:value-type="string">
                  <text:p text:style-name="P2">Date de validation</text:p>
                </table:table-cell>
                <table:table-cell table:style-name="Tableau1.C5.2.2" office:value-type="string">
                  <text:p text:style-name="P2">Effort (heures)</text:p>
                </table:table-cell>
              </table:table-row>
              <table:table-row table:style-name="Tableau1.3">
                <table:table-cell table:style-name="Tableau1.C5.1.2" office:value-type="string">
                  <text:p text:style-name="P2"/>
                </table:table-cell>
                <table:table-cell table:style-name="Tableau1.C5.2.2" office:value-type="string">
                  <text:p text:style-name="P2"/>
                </table:table-cell>
              </table:table-row>
            </table:table>
          </table:table-cell>
          <table:covered-table-cell/>
        </table:table-row>
        <table:table-row table:style-name="Tableau1.6">
          <table:table-cell table:style-name="Tableau1.A6" table:number-columns-spanned="4" office:value-type="string">
            <text:p text:style-name="P3"><text:span text:style-name="T1">Fonctionnalités à tester</text:span> :</text:p>
            <text:p text:style-name="Standard"/>
            <text:p text:style-name="Standard"/>
            <text:p text:style-name="Standard"/>
            <text:p text:style-name="Standard"/>
            <text:p text:style-name="Standard"><text:span text:style-name="T1">Critère (s) de validation</text:span><text:span text:style-name="T1"><text:note text:id="ftn1" text:note-class="footnote"><text:note-citation>1</text:note-citation><text:note-body><text:p text:style-name="Footnote">Ces critères peuvent comprendre : le nombre de tests passés ( / nombre de tests prévus), le nombre de tests OK/NOK, le nombre d’anomalies majeures, le nombre d’anomalies mineures...</text:p></text:note-body></text:note></text:span> :</text:p>
            <text:p text:style-name="Standard"/>
            <text:p text:style-name="Standard"/>
            <text:p text:style-name="Standard"/>
            <text:p text:style-name="P4">Bilan général de validation :</text:p>
            <text:p text:style-name="Standard"/>
            <text:p text:style-name="Standard"><draw:frame draw:style-name="fr1" draw:name="Cadre1" text:anchor-type="as-char" svg:width="15.998cm" draw:z-index="0"><draw:text-box fo:min-height="0.041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G"/><table:table-row table:style-name="Tableau2.1"><table:table-cell table:style-name="Tableau2.A1" office:value-type="string"><text:p text:style-name="P3">Nb tests prévus</text:p></table:table-cell><table:table-cell table:style-name="Tableau2.A1" office:value-type="string"><text:p text:style-name="P3">Tests passés</text:p></table:table-cell><table:table-cell table:style-name="Tableau2.A1" office:value-type="string"><text:p text:style-name="P3"><text:span text:style-name="T8">Tests OK</text:span><text:span text:style-name="T9">2</text:span></text:p></table:table-cell><table:table-cell table:style-name="Tableau2.A1" office:value-type="string"><text:p text:style-name="P23">Tests NOK</text:p></table:table-cell><table:table-cell table:style-name="Tableau2.A1" office:value-type="string"><text:p text:style-name="P3">Tests NS</text:p></table:table-cell><table:table-cell table:style-name="Tableau2.A1" office:value-type="string"><text:p text:style-name="P3">Anomalies</text:p><text:p text:style-name="Standard">majeures </text:p></table:table-cell><table:table-cell table:style-name="Tableau2.G1" office:value-type="string"><text:p text:style-name="P3">Anomalies </text:p><text:p text:style-name="Standard">mineures</text:p></table:table-cell></table:table-row><table:table-row table:style-name="Tableau2.1"><table:table-cell table:style-name="Tableau2.A2" office:value-type="string"><text:p text:style-name="P3"/><text:p text:style-name="Standard"/></table:table-cell><table:table-cell table:style-name="Tableau2.A2" office:value-type="string"><text:p text:style-name="P3"/></table:table-cell><table:table-cell table:style-name="Tableau2.A2" office:value-type="string"><text:p text:style-name="P3"/></table:table-cell><table:table-cell table:style-name="Tableau2.A2" office:value-type="string"><text:p text:style-name="P3"/></table:table-cell><table:table-cell table:style-name="Tableau2.A2" office:value-type="string"><text:p text:style-name="P3"/></table:table-cell><table:table-cell table:style-name="Tableau2.A2" office:value-type="string"><text:p text:style-name="P3"/></table:table-cell><table:table-cell table:style-name="Tableau2.G2" office:value-type="string"><text:p text:style-name="P3"/></table:table-cell></table:table-row></table:table></draw:text-box></draw:frame></text:p>
            <text:p text:style-name="P4">Décision :</text:p>
            <text:p text:style-name="Standard"/>
            <text:p text:style-name="Standard"><draw:custom-shape text:anchor-type="char" draw:z-index="1" draw:style-name="gr1" draw:text-style-name="P203" svg:width="0.318cm" svg:height="0.318cm" svg:x="0.318cm" svg:y="0.093cm"><text:p/><draw:enhanced-geometry svg:viewBox="0 0 21600 21600" draw:type="rectangle" draw:enhanced-path="M 0 0 L 21600 0 21600 21600 0 21600 0 0 Z N"/></draw:custom-shape> <text:s text:c="9"/>Acceptation sans réserves</text:p>
            <text:p text:style-name="Standard"><text:s text:c="5"/></text:p>
            <text:p text:style-name="Standard"><draw:custom-shape text:anchor-type="char" draw:z-index="2" draw:style-name="gr1" draw:text-style-name="P203" svg:width="0.318cm" svg:height="0.318cm" svg:x="0.328cm" svg:y="0.069cm"><text:p/><draw:enhanced-geometry svg:viewBox="0 0 21600 21600" draw:type="rectangle" draw:enhanced-path="M 0 0 L 21600 0 21600 21600 0 21600 0 0 Z N"/></draw:custom-shape> <text:s text:c="9"/>Acceptation avec réserves (à expliciter)</text:p>
            <text:p text:style-name="Standard"/>
            <text:p text:style-name="Standard"><draw:custom-shape text:anchor-type="char" draw:z-index="3" draw:style-name="gr1" draw:text-style-name="P203" svg:width="0.318cm" svg:height="0.318cm" svg:x="0.328cm" svg:y="0.049cm"><text:p/><draw:enhanced-geometry svg:viewBox="0 0 21600 21600" draw:type="rectangle" draw:enhanced-path="M 0 0 L 21600 0 21600 21600 0 21600 0 0 Z N"/></draw:custom-shape> <text:s text:c="9"/>Rejet</text:p>
            <text:p text:style-name="Standard"/>
            <text:p text:style-name="Standard"><draw:custom-shape text:anchor-type="char" draw:z-index="4" draw:style-name="gr1" draw:text-style-name="P203" svg:width="0.318cm" svg:height="0.318cm" svg:x="0.328cm" svg:y="0.028cm"><text:p/><draw:enhanced-geometry svg:viewBox="0 0 21600 21600" draw:type="rectangle" draw:enhanced-path="M 0 0 L 21600 0 21600 21600 0 21600 0 0 Z N"/></draw:custom-shape> <text:s text:c="9"/>Non concluant <text:s/>(demande de tests supplémentaires)</text:p>
            <text:p text:style-name="Standard"/>
            <text:p text:style-name="Standard">Commentaires :</text:p>
            <text:p text:style-name="Standard"/>
            <text:p text:style-name="Standard"/>
            <text:p text:style-name="Standard"/>
            <text:p text:style-name="Standard"/>
            <text:p text:style-name="Standard"/>
            <text:p text:style-name="Standard"/>
            <text:p text:style-name="Standard"/>
            <text:p text:style-name="Standard"/>
            <text:p text:style-name="Standard"/>
          </table:table-cell>
          <table:covered-table-cell/>
          <table:covered-table-cell/>
          <table:covered-table-cell/>
        </table:table-row>
      </table:table>
      <text:p text:style-name="P67"/>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Titre_20_secondaire">Synthèse des tests</text:p>
          </table:table-cell>
          <table:covered-table-cell/>
          <table:covered-table-cell/>
          <table:covered-table-cell/>
        </table:table-row>
        <table:table-row table:style-name="Tableau3.2">
          <table:table-cell table:style-name="Tableau3.A8" office:value-type="string">
            <text:p text:style-name="P5">N°</text:p>
          </table:table-cell>
          <table:table-cell table:style-name="Tableau3.B2" office:value-type="string">
            <text:p text:style-name="P5">Identification du test</text:p>
          </table:table-cell>
          <table:table-cell table:style-name="Tableau3.C2" office:value-type="string">
            <text:p text:style-name="P2"><text:span text:style-name="T1">Résultat</text:span><text:span text:style-name="T1"><text:note text:id="ftn2" text:note-class="footnote"><text:note-citation>2</text:note-citation><text:note-body><text:p text:style-name="Footnote">OK : le résultat du test correspond à ce qui était attendu<text:line-break/>NOK : le résultat du test ne correspond pas à ce qui était attendu<text:line-break/>NS : test non significatif (ne permet pas de conclure sur la validité ou non du résultat)</text:p></text:note-body></text:note></text:span></text:p>
          </table:table-cell>
          <table:table-cell table:style-name="Tableau3.D8" office:value-type="string">
            <text:p text:style-name="P6"/>
            <text:p text:style-name="Standard"><text:span text:style-name="T1">Gravité de l’anomalie </text:span><text:span text:style-name="T1"><text:note text:id="ftn3" text:note-class="footnote"><text:note-citation>3</text:note-citation><text:note-body><text:p text:style-name="Footnote">Majeure / mineure</text:p></text:note-body></text:note></text:span></text:p>
          </table:table-cell>
        </table:table-row>
        <table:table-row table:style-name="Tableau3.3">
          <table:table-cell table:style-name="Tableau3.A8" office:value-type="string">
            <text:p text:style-name="P160">1</text:p>
          </table:table-cell>
          <table:table-cell table:style-name="Tableau3.B8" office:value-type="string">
            <text:p text:style-name="P2"/>
            <text:p text:style-name="P167"><text:span text:style-name="T103">AddMember (avec anomalies)</text:span></text:p>
          </table:table-cell>
          <table:table-cell table:style-name="Tableau3.C8" office:value-type="string">
            <text:p text:style-name="P160"/>
            <text:p text:style-name="P160">OK</text:p>
          </table:table-cell>
          <table:table-cell table:style-name="Tableau3.D8" office:value-type="string">
            <text:p text:style-name="P2"/>
          </table:table-cell>
        </table:table-row>
        <table:table-row table:style-name="Tableau3.4">
          <table:table-cell table:style-name="Tableau3.A8" office:value-type="string">
            <text:p text:style-name="P160">2</text:p>
          </table:table-cell>
          <table:table-cell table:style-name="Tableau3.B8" office:value-type="string">
            <text:p text:style-name="P2"/>
            <text:p text:style-name="P167"><text:span text:style-name="T103">AddMember (standard)</text:span></text:p>
          </table:table-cell>
          <table:table-cell table:style-name="Tableau3.C8" office:value-type="string">
            <text:p text:style-name="P160"/>
            <text:p text:style-name="P160">OK</text:p>
          </table:table-cell>
          <table:table-cell table:style-name="Tableau3.D8" office:value-type="string">
            <text:p text:style-name="P2"/>
          </table:table-cell>
        </table:table-row>
        <table:table-row table:style-name="Tableau3.4">
          <table:table-cell table:style-name="Tableau3.A8" office:value-type="string">
            <text:p text:style-name="P160">3</text:p>
          </table:table-cell>
          <table:table-cell table:style-name="Tableau3.B8" office:value-type="string">
            <text:p text:style-name="P2"/>
            <text:p text:style-name="P167"><text:span text:style-name="T2">addItemFilm</text:span><text:span text:style-name="T103">(avec anomalies)</text:span></text:p>
          </table:table-cell>
          <table:table-cell table:style-name="Tableau3.C8" office:value-type="string">
            <text:p text:style-name="P160"/>
            <text:p text:style-name="P160">O<text:span text:style-name="T104">K</text:span></text:p>
          </table:table-cell>
          <table:table-cell table:style-name="Tableau3.D8" office:value-type="string">
            <text:p text:style-name="P2"/>
          </table:table-cell>
        </table:table-row>
        <table:table-row table:style-name="Tableau3.6">
          <table:table-cell table:style-name="Tableau3.A8" office:value-type="string">
            <text:p text:style-name="P160">4</text:p>
          </table:table-cell>
          <table:table-cell table:style-name="Tableau3.B8" office:value-type="string">
            <text:p text:style-name="P2"/>
            <text:p text:style-name="P167"><text:span text:style-name="T2">addItemFilm</text:span><text:span text:style-name="T103">(standard)</text:span></text:p>
          </table:table-cell>
          <table:table-cell table:style-name="Tableau3.C8" office:value-type="string">
            <text:p text:style-name="P160"/>
            <text:p text:style-name="P160">OK</text:p>
          </table:table-cell>
          <table:table-cell table:style-name="Tableau3.D8" office:value-type="string">
            <text:p text:style-name="P2"/>
          </table:table-cell>
        </table:table-row>
        <table:table-row table:style-name="Tableau3.3">
          <table:table-cell table:style-name="Tableau3.A8" office:value-type="string">
            <text:p text:style-name="P160">5</text:p>
          </table:table-cell>
          <table:table-cell table:style-name="Tableau3.B8" office:value-type="string">
            <text:p text:style-name="P160"/>
            <text:p text:style-name="P160"><text:span text:style-name="T2">addItem</text:span><text:span text:style-name="T1">Book</text:span>(avec anomalies<text:span text:style-name="T104">)</text:span></text:p>
          </table:table-cell>
          <table:table-cell table:style-name="Tableau3.C8" office:value-type="string">
            <text:p text:style-name="P160"/>
            <text:p text:style-name="P160">OK</text:p>
          </table:table-cell>
          <table:table-cell table:style-name="Tableau3.D8" office:value-type="string">
            <text:p text:style-name="P2"/>
          </table:table-cell>
        </table:table-row>
        <table:table-row table:style-name="Tableau3.6">
          <table:table-cell table:style-name="Tableau3.A8" office:value-type="string">
            <text:p text:style-name="P160">6</text:p>
          </table:table-cell>
          <table:table-cell table:style-name="Tableau3.B8" office:value-type="string">
            <text:p text:style-name="P160"/>
            <text:p text:style-name="P160"><text:span text:style-name="T2">addItem</text:span><text:span text:style-name="T1">Book</text:span>(standard)</text:p>
          </table:table-cell>
          <table:table-cell table:style-name="Tableau3.C8" office:value-type="string">
            <text:p text:style-name="P160"/>
            <text:p text:style-name="P160">OK</text:p>
          </table:table-cell>
          <table:table-cell table:style-name="Tableau3.D8" office:value-type="string">
            <text:p text:style-name="P2"/>
          </table:table-cell>
        </table:table-row>
        <table:table-row table:style-name="Tableau3.6">
          <table:table-cell table:style-name="Tableau3.A13" office:value-type="string">
            <text:p text:style-name="P160">7</text:p>
          </table:table-cell>
          <table:table-cell table:style-name="Tableau3.B13" office:value-type="string">
            <text:p text:style-name="P2"/>
            <text:p text:style-name="P162"><text:span text:style-name="T7">c</text:span><text:span text:style-name="T1">onsultItems</text:span>(avec anomalies)</text:p>
            <text:p text:style-name="P1"/>
          </table:table-cell>
          <table:table-cell table:style-name="Tableau3.C13" office:value-type="string">
            <text:p text:style-name="P160"/>
            <text:p text:style-name="P160">OK</text:p>
          </table:table-cell>
          <table:table-cell table:style-name="Tableau3.D13" office:value-type="string">
            <text:p text:style-name="P2"/>
          </table:table-cell>
        </table:table-row>
        <table:table-row table:style-name="Tableau3.6">
          <table:table-cell table:style-name="Tableau3.A13" office:value-type="string">
            <text:p text:style-name="P160">8</text:p>
          </table:table-cell>
          <table:table-cell table:style-name="Tableau3.B13" office:value-type="string">
            <text:p text:style-name="P2"/>
            <text:p text:style-name="P167"><text:span text:style-name="T7">consultItems</text:span><text:span text:style-name="T104">(standard)</text:span></text:p>
          </table:table-cell>
          <table:table-cell table:style-name="Tableau3.C13" office:value-type="string">
            <text:p text:style-name="P160"/>
            <text:p text:style-name="P160">OK</text:p>
          </table:table-cell>
          <table:table-cell table:style-name="Tableau3.D13" office:value-type="string">
            <text:p text:style-name="P2"/>
          </table:table-cell>
        </table:table-row>
        <table:table-row table:style-name="Tableau3.6">
          <table:table-cell table:style-name="Tableau3.A13" office:value-type="string">
            <text:p text:style-name="P160">9</text:p>
          </table:table-cell>
          <table:table-cell table:style-name="Tableau3.B13" office:value-type="string">
            <text:p text:style-name="P2"/>
            <text:p text:style-name="P167"><text:span text:style-name="T7">reviewItemFilm</text:span><text:span text:style-name="T103">(avec anomalies)</text:span></text:p>
          </table:table-cell>
          <table:table-cell table:style-name="Tableau3.C13" office:value-type="string">
            <text:p text:style-name="P160"/>
            <text:p text:style-name="P160">OK</text:p>
          </table:table-cell>
          <table:table-cell table:style-name="Tableau3.D13" office:value-type="string">
            <text:p text:style-name="P2"/>
          </table:table-cell>
        </table:table-row>
        <table:table-row table:style-name="Tableau3.6">
          <table:table-cell table:style-name="Tableau3.A13" office:value-type="string">
            <text:p text:style-name="P160">10</text:p>
          </table:table-cell>
          <table:table-cell table:style-name="Tableau3.B13" office:value-type="string">
            <text:p text:style-name="P2"/>
            <text:p text:style-name="P168"><text:span text:style-name="T7">reviewItemFilm</text:span><text:span text:style-name="T103">(standard)</text:span></text:p>
          </table:table-cell>
          <table:table-cell table:style-name="Tableau3.C13" office:value-type="string">
            <text:p text:style-name="P160"/>
            <text:p text:style-name="P160">OK</text:p>
          </table:table-cell>
          <table:table-cell table:style-name="Tableau3.D13" office:value-type="string">
            <text:p text:style-name="P2"/>
          </table:table-cell>
        </table:table-row>
        <table:table-row table:style-name="Tableau3.6">
          <table:table-cell table:style-name="Tableau3.A13" office:value-type="string">
            <text:p text:style-name="P160">11</text:p>
          </table:table-cell>
          <table:table-cell table:style-name="Tableau3.B13" office:value-type="string">
            <text:p text:style-name="P161"/>
            <text:p text:style-name="P161"><text:span text:style-name="T7">reviewItemBook</text:span>(avec anomalies)</text:p>
          </table:table-cell>
          <table:table-cell table:style-name="Tableau3.C13" office:value-type="string">
            <text:p text:style-name="P160"/>
            <text:p text:style-name="P160">OK</text:p>
          </table:table-cell>
          <table:table-cell table:style-name="Tableau3.D13" office:value-type="string">
            <text:p text:style-name="P2"/>
          </table:table-cell>
        </table:table-row>
        <table:table-row table:style-name="Tableau3.6">
          <table:table-cell table:style-name="Tableau3.A14" office:value-type="string">
            <text:p text:style-name="P160">12</text:p>
          </table:table-cell>
          <table:table-cell table:style-name="Tableau3.B14" office:value-type="string">
            <text:p text:style-name="P161"/>
            <text:p text:style-name="P161"><text:span text:style-name="T7">reviewItemBook</text:span>(standard)</text:p>
          </table:table-cell>
          <table:table-cell table:style-name="Tableau3.C14" office:value-type="string">
            <text:p text:style-name="P160"/>
            <text:p text:style-name="P160">OK</text:p>
          </table:table-cell>
          <table:table-cell table:style-name="Tableau3.D14" office:value-type="string">
            <text:p text:style-name="P2"/>
          </table:table-cell>
        </table:table-row>
      </table:table>
      <text:p text:style-name="P1"/>
      <text:p text:style-name="P172"/>
      <text:p text:style-name="Title">Fiche de test N° <text:span text:style-name="T51">1</text:span> <text:s text:c="2"/></text:p>
      <text:p text:style-name="Title"/>
      <text:p text:style-name="P4">Objectif du test : <text:span text:style-name="T11">éprouver la méthode addMember sur les cas d'anomalie</text:span></text:p>
      <text:p text:style-name="P25"><text:span text:style-name="T11">V</text:span>érification de la levée de l'exception <text:span text:style-name="T19">BadEntry</text:span><text:span text:style-name="T12"> </text:span>lors de l'utilisation de <text:span text:style-name="T19">addMember</text:span><text:span text:style-name="T12"> </text:span>« avec des paramètres d'entrées incorrects ». Pour rappel : Les 5 cas de levée de l'exception </text:p>
      <text:p text:style-name="P25"><text:span text:style-name="T19">BadEntry</text:span><text:span text:style-name="T12"> </text:span><text:span text:style-name="T21">par la méthode </text:span><text:span text:style-name="T12">addMember </text:span><text:span text:style-name="T21">prévus dans l'API sont : </text:span></text:p>
      <text:list xml:id="list7044260053975388517" text:style-name="L1">
        <text:list-item>
          <text:p text:style-name="P102">si le pseudo n'est pas instancié ou a moins de 1 caractère autre que des espaces.</text:p>
        </text:list-item>
        <text:list-item>
          <text:p text:style-name="P102">si le password n'est pas instancié ou a moins de 4 caractères, autres que des « leadings or trailing blanks ».</text:p>
        </text:list-item>
        <text:list-item>
          <text:p text:style-name="P102">si le profil n'est pas instancié.</text:p>
        </text:list-item>
      </text:list>
      <text:p text:style-name="P4"/>
      <text:p text:style-name="P4">Description (scénario) :</text:p>
      <text:list xml:id="list5159862096614953967" text:style-name="L2">
        <text:list-item>
          <text:p text:style-name="P103">Instanciation d'un Social Network </text:p>
        </text:list-item>
        <text:list-item>
          <text:p text:style-name="P103">1.1 Utilisation de addMember avec en paramètre un pseudo non instancié.</text:p>
        </text:list-item>
        <text:list-item>
          <text:p text:style-name="P103">1.2 Utilisation de addMember avec en paramètre un pseudo ne contenant que des espaces. </text:p>
        </text:list-item>
        <text:list-item>
          <text:p text:style-name="P103">1.3 Utilisation de addMember avec en paramètre un password non instancié.</text:p>
        </text:list-item>
        <text:list-item>
          <text:p text:style-name="P103">1.4 Utilisation de addMember avec en paramètre un password de moins de 4 caractères, autres que des « leadings or trailing blanks ».</text:p>
        </text:list-item>
        <text:list-item>
          <text:p text:style-name="P103">1.5 Utilisation de addMember avec en paramètre un profil non instancié. </text:p>
        </text:list-item>
      </text:list>
      <text:p text:style-name="P4"/>
      <text:p text:style-name="P4">Résultats attendus :</text:p>
      <text:p text:style-name="Standard">Dans les 5 utilisations de addMember , l'exception BadEntry doit être levée. De plus, après levée de l'exception BadEntry lors de l'utilisation de addMember, le nombre de membres doit rester identique au nombre de membres avant utilisation de addMember.</text:p>
      <text:p text:style-name="P4"/>
      <text:p text:style-name="P4">Résultats observés :</text:p>
      <text:p text:style-name="P101">Les résultats attendus sont observés.</text:p>
      <text:p text:style-name="P151"/>
      <text:p text:style-name="Heading_20_5">Conclusion :</text:p>
      <text:p text:style-name="P159">addMember fonctionne correctement dans les cas d'utilisation éronnés.</text:p>
      <text:p text:style-name="P190">Fiche de test N°<text:span text:style-name="T11">2</text:span> <text:s text:c="3"/></text:p>
      <text:p text:style-name="Title"/>
      <text:p text:style-name="P4">Objectif du test : <text:span text:style-name="T50">érpouver la méthode addMember sur les cas de fontionnement standard.</text:span></text:p>
      <text:list xml:id="list3179172363689942875" text:style-name="L3">
        <text:list-item>
          <text:p text:style-name="P68">But principal : vérification de l'ajout de memebres après utilistaion de addMember « avec des paramètre d'entrées corrects »</text:p>
        </text:list-item>
        <text:list-item>
          <text:p text:style-name="P68">But secondaire : verification de la levée de l'exception de MembreAlreadyExist par la méthode addMember pour tous les cas prévus dans l'API. </text:p>
          <text:p text:style-name="P68"/>
        </text:list-item>
      </text:list>
      <text:p text:style-name="P26">Pour rappel : les de levée de l'exection MemberAlreadyExist par la méthode addMember prévu dans l'API est : </text:p>
      <text:list xml:id="list4243198333622534426" text:style-name="L4">
        <text:list-item>
          <text:p text:style-name="P72">si un membre de même pseudo est déjà présent dans le SocialNetwork (même pseudo : indiférent à la casse et aux leading et trailing blanks) </text:p>
        </text:list-item>
      </text:list>
      <text:p text:style-name="P142"/>
      <text:p text:style-name="P4">Description(scénario) :</text:p>
      <text:list xml:id="list8402350920734182728" text:style-name="L5">
        <text:list-item>
          <text:p text:style-name="P73">Instanciation d'un Social Network</text:p>
        </text:list-item>
        <text:list-item>
          <text:p text:style-name="P73">2.1 Utilis<text:span text:style-name="T73">a</text:span>tion de addmember pour l'ajout de plusieurs membres «  avec paramètres d'entrée corrects ».</text:p>
        </text:list-item>
        <text:list-item>
          <text:p text:style-name="P73">2.2 U<text:span text:style-name="T72">t</text:span>i<text:span text:style-name="T72">l</text:span>isation de addMember avec en paramètre un psuedo identique au pseudo du premi<text:span text:style-name="T72">e</text:span>r membre «  correct » ajouté. </text:p>
        </text:list-item>
        <text:list-item>
          <text:p text:style-name="P80">2.3 Utilisation de addMember avec en paramètre un pseudo identique au pseudo du dernier memebre « correct » ajouté.</text:p>
        </text:list-item>
        <text:list-item>
          <text:p text:style-name="P80">2.4 Utilisation de addMember avec en paramètre le pseudo d'un memb<text:span text:style-name="T74">re</text:span> existant (mais avec casse différente)</text:p>
        </text:list-item>
        <text:list-item>
          <text:p text:style-name="P80">2.5 Utilisation de addmember avec en paramètre le pseudo d'un membre existant (mais avec des leading et trailing blanks) <text:s/></text:p>
        </text:list-item>
      </text:list>
      <text:p text:style-name="P4"/>
      <text:p text:style-name="P4">Résultats attendus :</text:p>
      <text:p text:style-name="P7"><text:span text:style-name="T52">L'ajout de</text:span> <text:span text:style-name="T52">membre « avec </text:span><text:span text:style-name="T57">des </text:span><text:span text:style-name="T52"><text:s/>paramètres d'entrées corrects » ne doit pas lever d'exection, le nombre de membre après ces ajouts doit avoir augmenté en cons</text:span><text:span text:style-name="T58">é</text:span><text:span text:style-name="T52">quence.</text:span></text:p>
      <text:p text:style-name="P81"/>
      <text:p text:style-name="P7"><text:span text:style-name="T52">Dans les 4 utilisations </text:span><text:span text:style-name="T69">précédents</text:span><text:span text:style-name="T52"> de </text:span>add<text:span text:style-name="T103">M</text:span>ember<text:span text:style-name="T52">, l'exception </text:span>M<text:span text:style-name="T74">em</text:span>berAlreadyExist<text:span text:style-name="T52"> doit être levée. </text:span></text:p>
      <text:p text:style-name="P81"/>
      <text:p text:style-name="P81">De plus après levée de l'exception <text:span text:style-name="T1">membreAlreadyExists</text:span> lors de l'utilisation de <text:span text:style-name="T1">addMember</text:span>, le nombre de membres doit rester identique au nombre de membres avant utilisation de <text:span text:style-name="T1">addMember</text:span>.</text:p>
      <text:p text:style-name="P4"/>
      <text:p text:style-name="P4">Résultats observés :</text:p>
      <text:p text:style-name="P154">Les résultats attendus sont observés.</text:p>
      <text:p text:style-name="P24"/>
      <text:p text:style-name="Heading_20_5">Conclusion :</text:p>
      <text:p text:style-name="P159"><text:span text:style-name="T1">addMember</text:span> fonctionne correctement dans les cas d'utilisation standards.</text:p>
      <text:p text:style-name="P191">Fiche de test N°<text:span text:style-name="T70">3</text:span> <text:s text:c="3"/></text:p>
      <text:p text:style-name="P64"/>
      <text:p text:style-name="P44"><text:span text:style-name="T1">Objectif du test : </text:span><text:span text:style-name="T2">éprouver la méthode addItemFilm sur les cas d'anomalie.</text:span></text:p>
      <text:list xml:id="list5516842079911838696" text:style-name="L6">
        <text:list-item>
          <text:p text:style-name="P178"><text:span text:style-name="T11">V</text:span>érification de la levée de l'exception <text:span text:style-name="T19">BadEntry</text:span><text:span text:style-name="T12"> </text:span>lors de l'utilisation de <text:span text:style-name="T19">add</text:span><text:span text:style-name="T20">ItemFilm</text:span><text:span text:style-name="T13"> </text:span>« avec des paramètres d'entrées incorrects ». </text:p>
        </text:list-item>
      </text:list>
      <text:list xml:id="list7686896688560276072" text:style-name="L7">
        <text:list-item>
          <text:p text:style-name="P186"><text:span text:style-name="T85">V</text:span><text:span text:style-name="T88">é</text:span><text:span text:style-name="T85">rification de la levé</text:span><text:span text:style-name="T88">e</text:span><text:span text:style-name="T85"> de l'exception </text:span><text:span text:style-name="Source_20_Text"><text:span text:style-name="T90">NotMember</text:span></text:span><text:span text:style-name="T84"> si le pseudo n'est pas celui d'un membre ou si le pseudo et le password ne correspondent pas</text:span><text:span text:style-name="Source_20_Text"><text:span text:style-name="T84">.</text:span></text:span></text:p>
          <text:p text:style-name="P179"/>
        </text:list-item>
      </text:list>
      <text:p text:style-name="P57">Pour rappel : Les 5 cas de levée de l'exception <text:span text:style-name="T19">BadEntry</text:span><text:span text:style-name="T12"> </text:span><text:span text:style-name="T21">par la méthode </text:span><text:span text:style-name="T19">add</text:span><text:span text:style-name="T20">ItemFilm</text:span><text:span text:style-name="T12"> </text:span><text:span text:style-name="T21">prévus dans l'API sont : </text:span></text:p>
      <text:list xml:id="list101919134888898" text:continue-list="list7044260053975388517" text:style-name="L1">
        <text:list-item>
          <text:p text:style-name="P180">si le pseudo n'est pas instancié ou a moins de 1 caractère autre que des espaces . </text:p>
        </text:list-item>
        <text:list-item text:style-override="L8">
          <text:p text:style-name="P181">si le password n'est pas instancié ou a moins de 4 caractères autres que des leadings or trailing blanks. </text:p>
        </text:list-item>
        <text:list-item text:style-override="L8">
          <text:p text:style-name="P181">si le titre n'est pas instancié ou a moins de 1 caractère autre que des espaces. </text:p>
        </text:list-item>
        <text:list-item text:style-override="L8">
          <text:p text:style-name="P181">si le genre n'est pas instancié. </text:p>
        </text:list-item>
        <text:list-item text:style-override="L8">
          <text:p text:style-name="P181">si le réalisateur n'est pas instancié. </text:p>
        </text:list-item>
        <text:list-item text:style-override="L8">
          <text:p text:style-name="P181">si le scénariste n'est pas instancié. </text:p>
        </text:list-item>
        <text:list-item text:style-override="L8">
          <text:p text:style-name="P181">si la durée n'est pas positive.</text:p>
        </text:list-item>
      </text:list>
      <text:p text:style-name="P148"/>
      <text:p text:style-name="P11">Description (scénario) :</text:p>
      <text:list xml:id="list4684853308776659451" text:style-name="L9">
        <text:list-item>
          <text:p text:style-name="P113"><text:span text:style-name="T23">Instanciation d'un </text:span><text:span text:style-name="T27">Item</text:span><text:span text:style-name="T31">Film</text:span></text:p>
        </text:list-item>
      </text:list>
      <text:p text:style-name="P42"><text:span text:style-name="T27">E</text:span><text:span text:style-name="T29">xception </text:span><text:span text:style-name="T38">BadEntry </text:span><text:span text:style-name="T29">:</text:span></text:p>
      <text:list xml:id="list101919543045135" text:continue-numbering="true" text:style-name="L9">
        <text:list-item>
          <text:list>
            <text:list-item>
              <text:p text:style-name="P114"><text:span text:style-name="T23">1.1 Utilisation de </text:span><text:span text:style-name="T36">add</text:span><text:span text:style-name="T37">ItemFilm</text:span><text:span text:style-name="T23"> avec en paramètre un pseudo non instancié.</text:span></text:p>
            </text:list-item>
            <text:list-item>
              <text:p text:style-name="P104">1.2 Utilisation de <text:span text:style-name="T1">addItemFilm</text:span> avec en paramètre un pseudo ne contenant que des espaces. </text:p>
            </text:list-item>
            <text:list-item>
              <text:p text:style-name="P104">1.3 Utilisation de <text:span text:style-name="T1">addItemFilm</text:span> avec en paramètre un password non instancié.</text:p>
            </text:list-item>
            <text:list-item>
              <text:p text:style-name="P104">1.4 Utilisation de <text:span text:style-name="T1">addItemFilm</text:span> avec en paramètre un password de moins de 4 caractères, autres que des « leadings or trailing blanks ».</text:p>
            </text:list-item>
            <text:list-item>
              <text:p text:style-name="P114"><text:span text:style-name="T23">1.5 Utilisation de </text:span><text:span text:style-name="T36">addItemFilm</text:span><text:span text:style-name="T23"> avec en paramètre un </text:span><text:span text:style-name="T28">titre</text:span><text:span text:style-name="T23"> non instancié. </text:span></text:p>
            </text:list-item>
            <text:list-item>
              <text:p text:style-name="P115"><text:span text:style-name="T23">1.</text:span><text:span text:style-name="T28">6 </text:span><text:span text:style-name="T23"><text:s/>Utilisation de </text:span><text:span text:style-name="T36">addItemFilm</text:span><text:span text:style-name="T23"> avec en paramètre un </text:span><text:span text:style-name="T28">titre</text:span><text:span text:style-name="T23"> de moins de </text:span><text:span text:style-name="T28">1</text:span><text:span text:style-name="T23"> caractère, autres que des « leadings or trailing blanks ».</text:span></text:p>
            </text:list-item>
            <text:list-item>
              <text:p text:style-name="P115"><text:span text:style-name="T23">1.</text:span><text:span text:style-name="T28">7 </text:span><text:span text:style-name="T23">Utilisation de </text:span><text:span text:style-name="T36">addItemFilm</text:span><text:span text:style-name="T23"> avec en paramètre un </text:span><text:span text:style-name="T28">genre</text:span><text:span text:style-name="T23"> non instancié. </text:span></text:p>
            </text:list-item>
            <text:list-item>
              <text:p text:style-name="P116"><text:span text:style-name="T23">1.</text:span><text:span text:style-name="T33">8</text:span><text:span text:style-name="T28"> </text:span><text:span text:style-name="T23">Utilisation de </text:span><text:span text:style-name="T36">addItemFilm</text:span><text:span text:style-name="T23"> avec en paramètre un </text:span><text:span text:style-name="T33">réalisateur </text:span><text:span text:style-name="T23">non instancié. </text:span></text:p>
            </text:list-item>
            <text:list-item>
              <text:p text:style-name="P115"><text:span text:style-name="T23">1.</text:span><text:span text:style-name="T33">9</text:span><text:span text:style-name="T23"> Utilisation de </text:span><text:span text:style-name="T36">addItemFilm</text:span><text:span text:style-name="T23"> avec en paramètre un </text:span><text:span text:style-name="T28">scénariste</text:span><text:span text:style-name="T23"> non instancié. </text:span></text:p>
            </text:list-item>
            <text:list-item>
              <text:p text:style-name="P117"><text:span text:style-name="T23">1.</text:span><text:span text:style-name="T33">10</text:span><text:span text:style-name="T23"> utilisation de </text:span><text:span text:style-name="T36">addItemFilm</text:span><text:span text:style-name="T23"> avec un paramètre une durée négative. </text:span></text:p>
            </text:list-item>
          </text:list>
        </text:list-item>
      </text:list>
      <text:p text:style-name="P105">Exeption <text:span text:style-name="T1">NotMember </text:span>:</text:p>
      <text:list xml:id="list2708512693161892325" text:style-name="L10">
        <text:list-item>
          <text:p text:style-name="P118"><text:span text:style-name="T30">1</text:span><text:span text:style-name="T23">.1</text:span><text:span text:style-name="T33">1</text:span><text:span text:style-name="T23"> Utilisation de </text:span><text:span text:style-name="T36">addItemFilm</text:span><text:span text:style-name="T23"> avec en paramètre un pseudo non connu. </text:span></text:p>
        </text:list-item>
        <text:list-item>
          <text:p text:style-name="P125"><text:span text:style-name="T30">1</text:span><text:span text:style-name="T29">.</text:span><text:span text:style-name="T30">1</text:span><text:span text:style-name="T33">2</text:span><text:span text:style-name="T29"> Utilisation de </text:span><text:span text:style-name="T38">addItemFilm</text:span><text:span text:style-name="T29"> avec en paramètre un password ne correspondant pas a celui du parèmetre pseudo instancié. </text:span></text:p>
        </text:list-item>
      </text:list>
      <text:p text:style-name="P11"/>
      <text:p text:style-name="P11">Résultats attendus :</text:p>
      <text:p text:style-name="P42">Dans les <text:span text:style-name="T71">12 cas d'</text:span>utilisations de <text:span text:style-name="T1">add</text:span><text:span text:style-name="T3">ItemFilm</text:span>, l<text:span text:style-name="T71">es </text:span>exception<text:span text:style-name="T71">s</text:span> <text:span text:style-name="T1">BadEntry</text:span>, <text:span text:style-name="Source_20_Text"><text:span text:style-name="T1">NotMembe</text:span></text:span><text:span text:style-name="Source_20_Text"><text:span text:style-name="T3">r</text:span></text:span><text:span text:style-name="Source_20_Text"><text:span text:style-name="T55"> </text:span></text:span>doi<text:span text:style-name="T71">vent</text:span> être levée<text:span text:style-name="T71">s</text:span>. De plus, après levée de l'exception <text:span text:style-name="T1">BadEntry</text:span> lors de l'utilisation de <text:span text:style-name="T1">add</text:span><text:span text:style-name="T3">ItemFilm</text:span>, le nombre de <text:span text:style-name="T71">Film</text:span> doit rester identique au nombre de <text:span text:style-name="T71">Film</text:span> avant utilisation de <text:span text:style-name="T1">add</text:span><text:span text:style-name="T3">ItemFilm</text:span>.</text:p>
      <text:p text:style-name="P11"/>
      <text:p text:style-name="P11">Résultats observés :</text:p>
      <text:p text:style-name="P31">Levé<text:span text:style-name="T101">e</text:span> des exceptions attendu.</text:p>
      <text:p text:style-name="P31">Il n'y a pas modification du nombre de <text:span text:style-name="T78">films</text:span> après lancement de <text:span text:style-name="T1">addItemF</text:span><text:span text:style-name="T6">il</text:span><text:span text:style-name="T1">m</text:span>. </text:p>
      <text:p text:style-name="P153"/>
      <text:p text:style-name="P60">Conclusion :</text:p>
      <text:p text:style-name="P45">Les test sont concluant<text:span text:style-name="T103">s, addItemFilm fonctionne correctement dans les cas d'utilisation erronés</text:span>. </text:p>
      <text:p text:style-name="P192">Fiche de test N°<text:span text:style-name="T70">4</text:span> <text:s text:c="3"/></text:p>
      <text:p text:style-name="Title"/>
      <text:p text:style-name="P11">Objectif du test : <text:span text:style-name="T11">éprouver la méthode addItemFilm sur les cas d'utilisation standards</text:span></text:p>
      <text:list xml:id="list101918854651884" text:continue-list="list3179172363689942875" text:style-name="L3">
        <text:list-item>
          <text:p text:style-name="P69">But principal : vérification de l'ajout de <text:span text:style-name="T71">Film</text:span> après utilistaion de addItemFilm « avec des paramètre d'entrées corrects »</text:p>
        </text:list-item>
        <text:list-item>
          <text:p text:style-name="P69">But secondaire : <text:span text:style-name="Source_20_Text"><text:span text:style-name="T39">Verification de la levée de l'exception de </text:span></text:span><text:span text:style-name="Source_20_Text"><text:span text:style-name="T22">ItemFilmAlreadyExists </text:span></text:span><text:span text:style-name="Source_20_Text"><text:span text:style-name="T39">lorsque </text:span></text:span><text:span text:style-name="Source_20_Text"><text:span text:style-name="T40">qu'un </text:span></text:span><text:span text:style-name="Source_20_Text"><text:span text:style-name="T39">i</text:span></text:span><text:span text:style-name="T22">tem</text:span><text:span text:style-name="T40">F</text:span><text:span text:style-name="T22">ilm de même titre </text:span><text:span text:style-name="T40">est </text:span><text:span text:style-name="T22">déjà présent (même titre : indifférent à la casse et aux leadings et trailings blanks)</text:span></text:p>
          <text:p text:style-name="P137"/>
        </text:list-item>
      </text:list>
      <text:p text:style-name="P14">Description(scénario) :</text:p>
      <text:list xml:id="list5587566331383843229" text:style-name="L11">
        <text:list-item>
          <text:p text:style-name="P74">Instanciation d'un <text:span text:style-name="T72">ItemFilm</text:span></text:p>
        </text:list-item>
        <text:list-item>
          <text:p text:style-name="P74">2.1 Utilis<text:span text:style-name="T73">a</text:span>tion de add<text:span text:style-name="T72">Item</text:span>Film pour l'ajout de plusieurs films «  avec paramètres d'entrée corrects ».</text:p>
        </text:list-item>
        <text:list-item>
          <text:p text:style-name="P74">2.2 U<text:span text:style-name="T76">ti</text:span>lisation de addItemFilm avec en paramètre un <text:span text:style-name="T74">titre</text:span> identique au <text:span text:style-name="T74">tritre</text:span> du premi<text:span text:style-name="T72">e</text:span>r film «  correct » ajouté. </text:p>
        </text:list-item>
        <text:list-item>
          <text:p text:style-name="P82">2.3 Utilisation de addItemFilm avec en paramètre un <text:span text:style-name="T74">titre </text:span>identique au <text:span text:style-name="T74">titre</text:span> du dernier <text:span text:style-name="T94">film</text:span> « correct » ajouté.</text:p>
        </text:list-item>
        <text:list-item>
          <text:p text:style-name="P82">2.4 Utilisation de addItemFilm avec en paramètre le <text:span text:style-name="T76">titre </text:span>d'un <text:span text:style-name="T76">film</text:span> existant (mais avec casse différente)</text:p>
        </text:list-item>
        <text:list-item>
          <text:p text:style-name="P100"><text:span text:style-name="T51">2.5 Utilisation de addFilm avec en paramètre le titre d'un film existant (mais avec des leading et trailing blanks) <text:s/></text:span></text:p>
        </text:list-item>
      </text:list>
      <text:p text:style-name="P14"/>
      <text:p text:style-name="P14">Résultats attendus :</text:p>
      <text:p text:style-name="P8"><text:span text:style-name="T52">L'ajout de</text:span> <text:span text:style-name="T52">film « avec </text:span><text:span text:style-name="T56">des</text:span><text:span text:style-name="T52"> paramètres d'entrées corrects » ne doit pas lever d'exection, le nombre de </text:span><text:span text:style-name="T59">films </text:span><text:span text:style-name="T52">après ces ajouts doit avoir augmenté en consequence.</text:span></text:p>
      <text:p text:style-name="P15"><text:span text:style-name="T52">Dans les deux derniers cas si dessus l'exception </text:span><text:span text:style-name="T62">ItemF</text:span><text:span text:style-name="T52">ilmAreadyExist doit être levé. </text:span></text:p>
      <text:p text:style-name="P8"><text:span text:style-name="T52">De plus après levée de l'exception </text:span><text:span text:style-name="T63">ItemF</text:span><text:span text:style-name="T52">ilmAlreadyExists lors de l'utilisation de addItemFilm, le nombre de films doit rester identique au nombre de films avant utilisation de addItemFilm.</text:span></text:p>
      <text:p text:style-name="P8"/>
      <text:p text:style-name="P4">Résultats observés :</text:p>
      <text:p text:style-name="P94">Le nombre de films a augmenté de 2</text:p>
      <text:p text:style-name="P151"/>
      <text:p text:style-name="Heading_20_5">Conclusion :</text:p>
      <text:p text:style-name="P164"><text:span text:style-name="T6">a</text:span><text:span text:style-name="T1">ddItemFilm</text:span> fonction<text:span text:style-name="T101">ne</text:span> correctement<text:span text:style-name="T103"> sur les cas d'utilisation standards</text:span>.</text:p>
      <text:p text:style-name="P193">Fiche de test N°<text:span text:style-name="T77">5</text:span> <text:s text:c="3"/></text:p>
      <text:p text:style-name="Title"/>
      <text:p text:style-name="P10">Objectif du test : <text:span text:style-name="T51">Eprouver la méthode addItemBook sur les cas d'anomalie</text:span></text:p>
      <text:list xml:id="list101919226081864" text:continue-list="list5516842079911838696" text:style-name="L6">
        <text:list-item>
          <text:p text:style-name="P126"><text:span text:style-name="T53">V</text:span><text:span text:style-name="T52">érification de la levée de l'exception </text:span><text:span text:style-name="T19">BadEntry</text:span><text:span text:style-name="T14"> </text:span><text:span text:style-name="T52">lors de l'utilisation de </text:span><text:span text:style-name="T19">add</text:span><text:span text:style-name="T20">ItemBook</text:span><text:span text:style-name="T15"> </text:span><text:span text:style-name="T52">« avec des paramètres d'entrées incorrects ». </text:span></text:p>
        </text:list-item>
      </text:list>
      <text:list xml:id="list7553120882319927792" text:style-name="L12">
        <text:list-item>
          <text:p text:style-name="P128"><text:span text:style-name="T54">V</text:span><text:span text:style-name="T68">é</text:span><text:span text:style-name="T54">rification de la levé</text:span><text:span text:style-name="T68">e</text:span><text:span text:style-name="T54"> de l'</text:span><text:span text:style-name="T55">e</text:span><text:span text:style-name="T54">xception </text:span><text:span text:style-name="Source_20_Text"><text:span text:style-name="T1">NotMember</text:span></text:span><text:span text:style-name="T52"> si le pseudo n'est pas celui d'un membre ou si le pseudo et le password ne correspondent pas</text:span><text:span text:style-name="Source_20_Text">.</text:span></text:p>
        </text:list-item>
      </text:list>
      <text:p text:style-name="P30"/>
      <text:p text:style-name="P30">Pour rappel : Les 5 cas de levée de l'exception <text:span text:style-name="T19">BadEntry</text:span><text:span text:style-name="T12"> </text:span><text:span text:style-name="T21">par la méthode </text:span><text:span text:style-name="T19">add</text:span><text:span text:style-name="T20">ItemBook</text:span><text:span text:style-name="T12"> </text:span><text:span text:style-name="T21">prévus dans l'API sont : </text:span></text:p>
      <text:list xml:id="list5689742156712790872" text:style-name="L13">
        <text:list-item>
          <text:p text:style-name="P173">si le pseudo n'est pas instancié ou a moins de 1 caractère autre que des espaces . </text:p>
        </text:list-item>
      </text:list>
      <text:list xml:id="list3447390252862299811" text:style-name="L14">
        <text:list-item>
          <text:p text:style-name="P175">si le password n'est pas instancié ou a moins de 4 caractères autres que des leadings or trailing blanks. </text:p>
        </text:list-item>
        <text:list-item>
          <text:p text:style-name="P175">si le titre n'est pas instancié ou a moins de 1 caractère autre que des espaces. </text:p>
        </text:list-item>
        <text:list-item>
          <text:p text:style-name="P175">si le genre n'est pas instancié. </text:p>
        </text:list-item>
        <text:list-item>
          <text:p text:style-name="P175">si le réalisateur n'est pas instancié. </text:p>
        </text:list-item>
        <text:list-item>
          <text:p text:style-name="P174">si l<text:span text:style-name="T101">e</text:span> <text:span text:style-name="T82">nbPage</text:span> n'est pas positi<text:span text:style-name="T82">f</text:span>. </text:p>
        </text:list-item>
      </text:list>
      <text:p text:style-name="P17">Description (scénario) :</text:p>
      <text:list xml:id="list5111175216660000554" text:style-name="L15">
        <text:list-item>
          <text:p text:style-name="P129"><text:span text:style-name="T23">Instanciation d'un </text:span><text:span text:style-name="T27">Item</text:span><text:span text:style-name="T31">Book</text:span></text:p>
        </text:list-item>
      </text:list>
      <text:p text:style-name="P46"><text:span text:style-name="T27">E</text:span><text:span text:style-name="T23">xception </text:span><text:span text:style-name="T36">BadEntry </text:span><text:span text:style-name="T23">:</text:span></text:p>
      <text:list xml:id="list101918328852238" text:continue-numbering="true" text:style-name="L15">
        <text:list-item>
          <text:list>
            <text:list-item>
              <text:p text:style-name="P129"><text:span text:style-name="T23">1.1 Utilisation de add</text:span><text:span text:style-name="T27">ItemBook</text:span><text:span text:style-name="T23"> avec en paramètre un pseudo non instancié.</text:span></text:p>
            </text:list-item>
            <text:list-item>
              <text:p text:style-name="P110">1.2 Utilisation de addItemBook avec en paramètre un pseudo ne contenant que des espaces. </text:p>
            </text:list-item>
            <text:list-item>
              <text:p text:style-name="P110">1.3 Utilisation de addItemBook avec en paramètre un password non instancié.</text:p>
            </text:list-item>
            <text:list-item>
              <text:p text:style-name="P110">1.4 Utilisation de addItemBook avec en paramètre un password de moins de 4 caractères, autres que des « leadings or trailing blanks ».</text:p>
            </text:list-item>
            <text:list-item>
              <text:p text:style-name="P129"><text:span text:style-name="T23">1.5 Utilisation de addItemBook avec en paramètre un </text:span><text:span text:style-name="T28">titre</text:span><text:span text:style-name="T23"> non instancié. </text:span></text:p>
            </text:list-item>
            <text:list-item>
              <text:p text:style-name="P129"><text:span text:style-name="T23">1.</text:span><text:span text:style-name="T28">6 </text:span><text:span text:style-name="T23"><text:s/>Utilisation de addItemBook avec en paramètre un </text:span><text:span text:style-name="T28">titre</text:span><text:span text:style-name="T23"> de moins de </text:span><text:span text:style-name="T28">1</text:span><text:span text:style-name="T23"> caractère, autres que des « leadings or trailing blanks ».</text:span></text:p>
            </text:list-item>
            <text:list-item>
              <text:p text:style-name="P129"><text:span text:style-name="T23">1.</text:span><text:span text:style-name="T28">7 </text:span><text:span text:style-name="T23">Utilisation de addItemBook avec en paramètre un </text:span><text:span text:style-name="T28">genre</text:span><text:span text:style-name="T23"> non instancié. </text:span></text:p>
            </text:list-item>
            <text:list-item>
              <text:p text:style-name="P129"><text:span text:style-name="T23">1.</text:span><text:span text:style-name="T28">8</text:span><text:span text:style-name="T23"> Utilisation de addItemBook avec en paramètre un </text:span><text:span text:style-name="T32">auteur</text:span><text:span text:style-name="T23"> non instancié. </text:span></text:p>
            </text:list-item>
            <text:list-item>
              <text:p text:style-name="P119"><text:span text:style-name="T23">1.9 </text:span><text:span text:style-name="T32">U</text:span><text:span text:style-name="T23">tilisation de addItemBook avec un paramètre </text:span><text:span text:style-name="T32">nbPAge ( le nombre de pages) </text:span><text:span text:style-name="T23"><text:s/>négati</text:span><text:span text:style-name="T32">f</text:span><text:span text:style-name="T23">. </text:span></text:p>
              <text:p text:style-name="P106"/>
            </text:list-item>
          </text:list>
        </text:list-item>
      </text:list>
      <text:p text:style-name="P107">Ex<text:span text:style-name="T101">c</text:span>eption <text:span text:style-name="T1">NotMember </text:span>:</text:p>
      <text:list xml:id="list1687691965708449934" text:style-name="L16">
        <text:list-item>
          <text:p text:style-name="P120"><text:span text:style-name="T30">1</text:span><text:span text:style-name="T23">.1</text:span><text:span text:style-name="T30">0</text:span><text:span text:style-name="T23"> Utilisation de addItemBook avec en paramètre un pseudo non connu. </text:span></text:p>
        </text:list-item>
        <text:list-item>
          <text:p text:style-name="P131"><text:span text:style-name="T30">1</text:span><text:span text:style-name="T29">.</text:span><text:span text:style-name="T30">11</text:span><text:span text:style-name="T29"> Utilisation de addItemBook avec en paramètre un password ne correspondant pas a celui du parèmetre pseudo instancié. </text:span></text:p>
        </text:list-item>
      </text:list>
      <text:p text:style-name="P17"/>
      <text:p text:style-name="P17">Résultats attendus :</text:p>
      <text:p text:style-name="P17"><text:span text:style-name="T52">Dans les </text:span><text:span text:style-name="T55">11 cas d'</text:span><text:span text:style-name="T52">utilisations de </text:span>add<text:span text:style-name="T71">ItemBook</text:span><text:span text:style-name="T52">, l</text:span><text:span text:style-name="T55">es </text:span><text:span text:style-name="T52">exception</text:span><text:span text:style-name="T55">s</text:span><text:span text:style-name="T52"> </text:span>BadEntry<text:span text:style-name="T52">, </text:span><text:span text:style-name="Source_20_Text">NotMembe</text:span><text:span text:style-name="Source_20_Text"><text:span text:style-name="T71">r</text:span></text:span><text:span text:style-name="Source_20_Text"><text:span text:style-name="T55"> </text:span></text:span><text:span text:style-name="T52">doi</text:span><text:span text:style-name="T55">vent</text:span><text:span text:style-name="T52"> être levée</text:span><text:span text:style-name="T55">s</text:span><text:span text:style-name="T52">. De plus, après levée de l'exception </text:span>BadEntry<text:span text:style-name="T52"> lors de l'utilisation de </text:span>add<text:span text:style-name="T71">ItemBook</text:span><text:span text:style-name="T52">, le nombre de</text:span><text:span text:style-name="T55"> </text:span><text:span text:style-name="T60">livres</text:span><text:span text:style-name="T52"> doit rester identique au nombre de </text:span><text:span text:style-name="T60">livres</text:span><text:span text:style-name="T52"> avant utilisation de </text:span>add<text:span text:style-name="T71">ItemBook</text:span><text:span text:style-name="T52">.</text:span></text:p>
      <text:p text:style-name="P4"/>
      <text:p text:style-name="P4">Résultats observés :</text:p>
      <text:p text:style-name="P31">Les exceptions <text:span text:style-name="T101">attendues</text:span> sont correctement levée<text:span text:style-name="T101">s</text:span>. </text:p>
      <text:p text:style-name="P31">Il n'y pas modification du nombre de livre après utilisation de <text:span text:style-name="T1">addItemBook</text:span>.</text:p>
      <text:p text:style-name="P24"/>
      <text:p text:style-name="Heading_20_5">Conclusion :</text:p>
      <text:p text:style-name="P49"><text:span text:style-name="T1">addItemBook</text:span> fonctionne correctement <text:span text:style-name="T103">dans les cas d'utilisation erronés</text:span>. </text:p>
      <text:p text:style-name="P194">Fiche de test N° <text:span text:style-name="T79">6</text:span> <text:s text:c="2"/></text:p>
      <text:p text:style-name="Title"/>
      <text:p text:style-name="P12">Objectif du test :<text:span text:style-name="T11">éprouver la méthode addItemBook sur les cas de fontionnement standard.</text:span></text:p>
      <text:list xml:id="list101918033976225" text:continue-list="list101918854651884" text:style-name="L3">
        <text:list-item>
          <text:p text:style-name="P70">But principal : vérification de l'ajout de <text:span text:style-name="T71">Book</text:span> après utilistaion de addItemBook « avec des paramètre d'entrées corrects »</text:p>
        </text:list-item>
        <text:list-item>
          <text:p text:style-name="P70">But secondaire : <text:span text:style-name="Source_20_Text"><text:span text:style-name="T49">vé</text:span></text:span><text:span text:style-name="Source_20_Text"><text:span text:style-name="T39">rification de la levée de l'exception de </text:span></text:span><text:span text:style-name="Source_20_Text"><text:span text:style-name="T22">ItemBookAlreadyExists </text:span></text:span><text:span text:style-name="Source_20_Text"><text:span text:style-name="T39">lorsque </text:span></text:span><text:span text:style-name="Source_20_Text"><text:span text:style-name="T40">qu'un </text:span></text:span><text:span text:style-name="Source_20_Text"><text:span text:style-name="T39">i</text:span></text:span><text:span text:style-name="T22">tem</text:span><text:span text:style-name="T40">Book</text:span><text:span text:style-name="T22"> de même titre </text:span><text:span text:style-name="T40">est </text:span><text:span text:style-name="T22">déjà présent (même titre : indifférent à la casse et aux leadings et trailings blanks)</text:span></text:p>
          <text:p text:style-name="P136"/>
        </text:list-item>
      </text:list>
      <text:p text:style-name="P18">Description(scénario) :</text:p>
      <text:list xml:id="list7585465714870720897" text:style-name="L17">
        <text:list-item>
          <text:p text:style-name="P75">Instanciation d'un <text:span text:style-name="T72">ItemBook</text:span></text:p>
        </text:list-item>
        <text:list-item>
          <text:p text:style-name="P75">2.1 Utilis<text:span text:style-name="T73">a</text:span>tion de add<text:span text:style-name="T72">Item</text:span>Book pour l'ajout de plusieurs films «  avec paramètres d'entrée corrects ».</text:p>
        </text:list-item>
        <text:list-item>
          <text:p text:style-name="P75">2.2 U<text:span text:style-name="T76">ti</text:span>lisation de addItemBook avec en paramètre un <text:span text:style-name="T74">titre</text:span> identique au <text:span text:style-name="T74">tritre</text:span> du premi<text:span text:style-name="T72">e</text:span>r film «  correct » ajouté. </text:p>
        </text:list-item>
        <text:list-item>
          <text:p text:style-name="P83">2.3 Utilisation de addItemBook avec en paramètre un <text:span text:style-name="T74">titre </text:span>identique au <text:span text:style-name="T74">titre</text:span> du dernier <text:span text:style-name="T80">livre</text:span> « correct » ajouté.</text:p>
        </text:list-item>
        <text:list-item>
          <text:p text:style-name="P83">2.4 Utilisation de addItemBook avec en paramètre le <text:span text:style-name="T76">titre </text:span>d'un <text:span text:style-name="T76">livre </text:span>existant (mais avec casse différente)</text:p>
        </text:list-item>
        <text:list-item>
          <text:p text:style-name="P83">2.5 Utilisation de addBook avec en paramètre le <text:span text:style-name="T76">titre</text:span> d'un <text:span text:style-name="T80">livre</text:span> existant (mais avec des leading et trailing blanks) <text:s/></text:p>
          <text:p text:style-name="P138"/>
        </text:list-item>
      </text:list>
      <text:p text:style-name="P18">Résultats attendus :</text:p>
      <text:p text:style-name="P9"><text:span text:style-name="T52">L'ajout de</text:span> <text:span text:style-name="T61">livre</text:span><text:span text:style-name="T52"> « avec </text:span><text:span text:style-name="T56">des</text:span><text:span text:style-name="T52"> paramètres d'entrées corrects » ne doit pas lever d'exection, le nombre de </text:span><text:span text:style-name="T61">livres</text:span><text:span text:style-name="T59"> </text:span><text:span text:style-name="T52">après ces ajouts doit avoir augmenté en cons</text:span><text:span text:style-name="T61">é</text:span><text:span text:style-name="T52">quence.</text:span></text:p>
      <text:p text:style-name="P16"><text:span text:style-name="T52">Dans les deux derniers cas si dessus l'exception </text:span><text:span text:style-name="T65">ItemBook</text:span><text:span text:style-name="T52">AreadyExist</text:span><text:span text:style-name="T64">s</text:span><text:span text:style-name="T52"> doit être levé. </text:span></text:p>
      <text:p text:style-name="P9"><text:span text:style-name="T52">De plus après levée de l'exception </text:span><text:span text:style-name="T65">ItemBook</text:span><text:span text:style-name="T52">AlreadyExists lors de l'utilisation de addItemBook, le nombre de </text:span><text:span text:style-name="T64">livres</text:span><text:span text:style-name="T52"> doit rester identique au nombre de </text:span><text:span text:style-name="T64">livre</text:span><text:span text:style-name="T52">s avant utilisation de addItemBook.</text:span></text:p>
      <text:p text:style-name="P9"/>
      <text:p text:style-name="P18">Résultats observés :</text:p>
      <text:p text:style-name="P90">L<text:span text:style-name="T101">e nombre de livres a augmenté de 2</text:span> </text:p>
      <text:p text:style-name="P151"/>
      <text:p text:style-name="Heading_20_5">Conclusion :</text:p>
      <text:p text:style-name="P156"><text:span text:style-name="T1">addItemBook</text:span> fonctionne correctement<text:span text:style-name="T103"> sur les cas d'utilisation standards</text:span>.</text:p>
      <text:p text:style-name="P195">Fiche de test N° <text:span text:style-name="T81">7</text:span> <text:s text:c="2"/></text:p>
      <text:p text:style-name="Title"/>
      <text:p text:style-name="P13">Objectif du test : <text:span text:style-name="T11">éprouver la méthode consultItems sur les cas d'anomalie.</text:span></text:p>
      <text:list xml:id="list101918282557603" text:continue-list="list101919226081864" text:style-name="L6">
        <text:list-item>
          <text:p text:style-name="P127"><text:span text:style-name="T53">V</text:span><text:span text:style-name="T52">érification de la levée de l'exception </text:span><text:span text:style-name="T14">BadEntry </text:span><text:span text:style-name="T52">lors de l'utilisation de </text:span><text:span text:style-name="T14">add</text:span><text:span text:style-name="T15">ItemBook </text:span><text:span text:style-name="T52">« avec des paramètres d'entrées incorrects ». </text:span></text:p>
        </text:list-item>
      </text:list>
      <text:list xml:id="list703829542470427744" text:style-name="L18">
        <text:list-header>
          <text:p text:style-name="P132"><text:span text:style-name="Source_20_Text"/></text:p>
        </text:list-header>
      </text:list>
      <text:p text:style-name="P34"/>
      <text:p text:style-name="P34">Pour rappel : Les 5 cas de levée de l'exception <text:span text:style-name="T19">BadEntry</text:span><text:span text:style-name="T12"> </text:span><text:span text:style-name="T21">par la méthode </text:span><text:span text:style-name="T19">add</text:span><text:span text:style-name="T20">ItemBook </text:span><text:span text:style-name="T21">prévus dans l'API sont : </text:span></text:p>
      <text:list xml:id="list5665692735164697518" text:style-name="L19">
        <text:list-item>
          <text:p text:style-name="P176">si le titre n'est pas instancié ou a moins de 1 caractère autre que des espaces. </text:p>
          <text:p text:style-name="P177"/>
        </text:list-item>
      </text:list>
      <text:p text:style-name="P4">Description(scénario)  :</text:p>
      <text:list xml:id="list101918359944327" text:continue-list="list101918328852238" text:style-name="L15">
        <text:list-item>
          <text:list>
            <text:list-item>
              <text:p text:style-name="P130"><text:span text:style-name="T23">1.5</text:span><text:span text:style-name="T24"> Utilisation de </text:span><text:span text:style-name="T25">consulItems</text:span><text:span text:style-name="T24"> avec en paramètre un </text:span><text:span text:style-name="T26">titre</text:span><text:span text:style-name="T24"> non instancié. </text:span></text:p>
            </text:list-item>
            <text:list-item>
              <text:p text:style-name="P134"><text:span text:style-name="T24">1.</text:span><text:span text:style-name="T26">6 </text:span><text:span text:style-name="T24"><text:s/>Utilisation de </text:span><text:span text:style-name="T25">consultItems</text:span><text:span text:style-name="T24"> avec en paramètre un </text:span><text:span text:style-name="T26">titre</text:span><text:span text:style-name="T24"> de moins de </text:span><text:span text:style-name="T26">1</text:span><text:span text:style-name="T24"> caractère, autres que des « leadings or trailing blanks »</text:span><text:span text:style-name="T23">.</text:span></text:p>
            </text:list-item>
          </text:list>
        </text:list-item>
      </text:list>
      <text:p text:style-name="P4"/>
      <text:p text:style-name="P4">Résultats attendus :</text:p>
      <text:p text:style-name="P19"><text:span text:style-name="T52">Dans les </text:span><text:span text:style-name="T66">2</text:span><text:span text:style-name="T55"> cas d'</text:span><text:span text:style-name="T52">utilisations de </text:span><text:span text:style-name="T83">consultItems</text:span><text:span text:style-name="T52">, l</text:span><text:span text:style-name="T66">'</text:span><text:span text:style-name="T52">exception </text:span>BadEntry<text:span text:style-name="Source_20_Text"><text:span text:style-name="T52"> </text:span></text:span><text:span text:style-name="T52">doi</text:span><text:span text:style-name="T55">t</text:span><text:span text:style-name="T52"> être levé</text:span><text:span text:style-name="T68">e</text:span><text:span text:style-name="T52">. De plus, après </text:span><text:span text:style-name="T66">la</text:span><text:span text:style-name="T52"> levée de l'exception </text:span>BadEntry<text:span text:style-name="T52"> lors de l'utilisation de </text:span><text:span text:style-name="T83">consultItems</text:span><text:span text:style-name="T52">, </text:span><text:span text:style-name="T66">aucune liste ne doit être retourner. <text:s/></text:span></text:p>
      <text:p text:style-name="P4"/>
      <text:p text:style-name="P4">Résultats observés :</text:p>
      <text:p text:style-name="P91">L'exc<text:span text:style-name="T101">ep</text:span>tion <text:span text:style-name="T1">Bad</text:span><text:span text:style-name="T4">E</text:span><text:span text:style-name="T1">ntry</text:span> est cor<text:span text:style-name="T101">r</text:span>ectement levée dans les deux cas et aucune liste n'est renvoyée. </text:p>
      <text:p text:style-name="P151"/>
      <text:p text:style-name="Heading_20_5">Conclusion :</text:p>
      <text:p text:style-name="P155"><text:span text:style-name="T1">consultItems</text:span> fonctionne correctement <text:span text:style-name="T103">dans les cas d'utilisation erronés</text:span>.</text:p>
      <text:p text:style-name="Standard"/>
      <text:p text:style-name="P196">Fiche de test N° <text:span text:style-name="T83">8</text:span> <text:s text:c="2"/></text:p>
      <text:p text:style-name="P65"/>
      <text:p text:style-name="P13">Objectif du test :<text:span text:style-name="T11">éprouver la méthode consultItems sur les cas de fontionnement standard.</text:span></text:p>
      <text:list xml:id="list101918844405420" text:continue-list="list101918033976225" text:style-name="L3">
        <text:list-item>
          <text:p text:style-name="P71">But  <text:span text:style-name="T83">principal</text:span>: vérification d<text:span text:style-name="T83">u renvoi des information des items demandés et de leur évaluation. <text:s/></text:span></text:p>
        </text:list-item>
        <text:list-item>
          <text:p text:style-name="P71">But secondaire : <text:span text:style-name="T101">vé</text:span><text:span text:style-name="Source_20_Text"><text:span text:style-name="T39">rification </text:span></text:span><text:span text:style-name="Source_20_Text"><text:span text:style-name="T41">du renvoi d'une liste </text:span></text:span><text:span text:style-name="Source_20_Text"><text:span text:style-name="T49">vide</text:span></text:span><text:span text:style-name="Source_20_Text"><text:span text:style-name="T41"> lorque l'item demand</text:span></text:span><text:span text:style-name="Source_20_Text"><text:span text:style-name="T49">é</text:span></text:span><text:span text:style-name="Source_20_Text"><text:span text:style-name="T41"> n'a pas encore été évalué. </text:span></text:span></text:p>
        </text:list-item>
      </text:list>
      <text:p text:style-name="P13"/>
      <text:p text:style-name="P13">Description(scénario)  :</text:p>
      <text:list xml:id="list101918581297367" text:continue-list="list7585465714870720897" text:style-name="L17">
        <text:list-item>
          <text:p text:style-name="P76">2.1 Utilisation de addItemBook pour l'ajout de plusieurs films «  avec paramètres d'entrée corrects ».</text:p>
        </text:list-item>
      </text:list>
      <text:p text:style-name="P13"/>
      <text:p text:style-name="P13">Résultats attendus :</text:p>
      <text:p text:style-name="P35">Une liste des représentations textuelle<text:span text:style-name="T101">s</text:span> de tous les items ayants le paramètre titre demandé. La présentation contiendra toutes les informtions relatives a l'item demander, ajouté à la notre moyenne de l'item si celui ci <text:s/>il a déjà été noté. </text:p>
      <text:p text:style-name="P35"/>
      <text:p text:style-name="P35">Si aucun item ne correcpont au titre demander alors il retournera une liste vide. </text:p>
      <text:p text:style-name="P13"/>
      <text:p text:style-name="P13">Résultats observés :</text:p>
      <text:p text:style-name="P50"><text:span text:style-name="T102">Les r</text:span>ésultats attendus <text:span text:style-name="T102">sont observés</text:span>. </text:p>
      <text:p text:style-name="P152"/>
      <text:p text:style-name="P61">Conclusion :</text:p>
      <text:p text:style-name="P157"><text:span text:style-name="T5">c</text:span><text:span text:style-name="T1">onsultItem</text:span> fonction<text:span text:style-name="T102">ne</text:span> co<text:span text:style-name="T102">r</text:span>rectement<text:span text:style-name="T103"> sur les cas d'utilisation standards</text:span>. </text:p>
      <text:p text:style-name="P43"/>
      <text:p text:style-name="P43"/>
      <text:p text:style-name="P196">Fiche de test N°<text:span text:style-name="T83">9</text:span> <text:s text:c="3"/></text:p>
      <text:p text:style-name="P65"/>
      <text:p text:style-name="P13">Objectif du test :<text:span text:style-name="T51">Eprouver la méthode reviewItemFilm sur les cas d'anomalie</text:span></text:p>
      <text:list xml:id="list7648708352628718976" text:style-name="L20">
        <text:list-item>
          <text:p text:style-name="P144"><text:span text:style-name="T86">V</text:span><text:span text:style-name="T87">érification de la levée de l'exception </text:span><text:span text:style-name="T18">BadEntry</text:span><text:span text:style-name="T16"> </text:span><text:span text:style-name="T87">lors de l'utilisation de </text:span><text:span text:style-name="T18">reviewItemFilm</text:span><text:span text:style-name="T17"> </text:span><text:span text:style-name="T87">« avec des paramètres d'entrées incorrects ». </text:span></text:p>
        </text:list-item>
      </text:list>
      <text:list xml:id="list6653885063050386809" text:style-name="L21">
        <text:list-item>
          <text:p text:style-name="P187"><text:span text:style-name="T85">V</text:span><text:span text:style-name="T89">é</text:span><text:span text:style-name="T85">rification de la levé</text:span><text:span text:style-name="T89">e</text:span><text:span text:style-name="T85"> de l'exception </text:span><text:span text:style-name="Source_20_Text"><text:span text:style-name="T90">NotMember</text:span></text:span><text:span text:style-name="T84"> si le pseudo n'est pas celui d'un membre ou si le pseudo et le password ne correspondent pas</text:span><text:span text:style-name="Source_20_Text"><text:span text:style-name="T84">.</text:span></text:span></text:p>
        </text:list-item>
        <text:list-item>
          <text:p text:style-name="P187"><text:span text:style-name="Source_20_Text"><text:span text:style-name="T43">V</text:span></text:span><text:span text:style-name="Source_20_Text"><text:span text:style-name="T45">é</text:span></text:span><text:span text:style-name="Source_20_Text"><text:span text:style-name="T43">rification de la levé</text:span></text:span><text:span text:style-name="Source_20_Text"><text:span text:style-name="T45">e</text:span></text:span><text:span text:style-name="Source_20_Text"><text:span text:style-name="T43"> de l'exception </text:span></text:span><text:span text:style-name="Source_20_Text"><text:span text:style-name="T46">Not</text:span></text:span><text:span text:style-name="Source_20_Text"><text:span text:style-name="T47">Item</text:span></text:span><text:span text:style-name="Source_20_Text"><text:span text:style-name="T42"> si le </text:span></text:span><text:span text:style-name="Source_20_Text"><text:span text:style-name="T44">titre n'est pas </text:span></text:span><text:span text:style-name="Source_20_Text"><text:span text:style-name="T45">celui</text:span></text:span><text:span text:style-name="Source_20_Text"><text:span text:style-name="T44"> d'un livre.</text:span></text:span></text:p>
        </text:list-item>
      </text:list>
      <text:p text:style-name="P58"/>
      <text:p text:style-name="P58">Pour rappel : Les 5 cas de levée de l'exception <text:span text:style-name="T19">BadEntry</text:span><text:span text:style-name="T12"> </text:span><text:span text:style-name="T21">par la méthode </text:span><text:span text:style-name="T19">reviewItemFilm</text:span><text:span text:style-name="T20">s</text:span><text:span text:style-name="T12"> </text:span><text:span text:style-name="T21">prévus dans l'API sont : </text:span></text:p>
      <text:list xml:id="list389134973829157928" text:style-name="L22">
        <text:list-item>
          <text:p text:style-name="P182">si le pseudo n'est pas instancié ou a moins de 1 caractère autre que des espaces . </text:p>
        </text:list-item>
      </text:list>
      <text:list xml:id="list3268695716514757704" text:style-name="L23">
        <text:list-item>
          <text:p text:style-name="P183">si le password n'est pas instancié ou a moins de 4 caractères autres que des leadings or trailing blanks. </text:p>
        </text:list-item>
        <text:list-item>
          <text:p text:style-name="P183">si le titre n'est pas instancié ou a moins de 1 caractère autre que des espaces. </text:p>
        </text:list-item>
        <text:list-item>
          <text:p text:style-name="P183">si <text:span text:style-name="T83">la note</text:span> n'est pas <text:span text:style-name="T91">inférieure à 0 ou supérieure à 5.</text:span> </text:p>
        </text:list-item>
        <text:list-item>
          <text:p text:style-name="P183">si le <text:span text:style-name="T83">commentaire </text:span>n'est pas instancié. </text:p>
          <text:p text:style-name="P183"/>
        </text:list-item>
      </text:list>
      <text:p text:style-name="P20">Description (scénario) :</text:p>
      <text:list xml:id="list3766904818083037247" text:style-name="L24">
        <text:list-item>
          <text:p text:style-name="P146"><text:span text:style-name="T23">Instanciation d'un</text:span><text:span text:style-name="T35">e</text:span><text:span text:style-name="T23"> </text:span><text:span text:style-name="T35">Review</text:span></text:p>
        </text:list-item>
      </text:list>
      <text:p text:style-name="P51"><text:span text:style-name="T27">E</text:span><text:span text:style-name="T29">xception </text:span><text:span text:style-name="T38">BadEntry </text:span><text:span text:style-name="T29">:</text:span></text:p>
      <text:list xml:id="list101917974524957" text:continue-numbering="true" text:style-name="L24">
        <text:list-item>
          <text:list>
            <text:list-item>
              <text:p text:style-name="P146"><text:span text:style-name="T23">1.1 Utilisation de reviewItemFilm avec en paramètre un pseudo non instancié.</text:span></text:p>
            </text:list-item>
            <text:list-item>
              <text:p text:style-name="P111">1.2 Utilisation de reviewItemFilm avec en paramètre un pseudo ne contenant que des espaces. </text:p>
            </text:list-item>
            <text:list-item>
              <text:p text:style-name="P111">1.3 Utilisation de reviewItemFilm avec en paramètre un password non instancié.</text:p>
            </text:list-item>
            <text:list-item>
              <text:p text:style-name="P111">1.4 Utilisation de reviewItemFilm avec en paramètre un password de moins de 4 caractères, autres que des « leadings or trailing blanks ».</text:p>
            </text:list-item>
            <text:list-item>
              <text:p text:style-name="P146"><text:span text:style-name="T23">1.5 Utilisation de reviewItemFilm avec en paramètre un </text:span><text:span text:style-name="T28">titre</text:span><text:span text:style-name="T23"> non instancié. </text:span></text:p>
            </text:list-item>
            <text:list-item>
              <text:p text:style-name="P146"><text:span text:style-name="T23">1.</text:span><text:span text:style-name="T28">6 </text:span><text:span text:style-name="T23"><text:s/>Utilisation de reviewItemFilm avec en paramètre un </text:span><text:span text:style-name="T28">titre</text:span><text:span text:style-name="T23"> de moins de </text:span><text:span text:style-name="T28">1</text:span><text:span text:style-name="T23"> caractère, autres que des « leadings or trailing blanks ».</text:span></text:p>
            </text:list-item>
            <text:list-item>
              <text:p text:style-name="P146"><text:span text:style-name="T23">1.</text:span><text:span text:style-name="T28">7 </text:span><text:span text:style-name="T23">Utilisation de reviewItemFilm avec en paramètre <text:s/></text:span><text:span text:style-name="T34">note</text:span><text:span text:style-name="T23"> </text:span><text:span text:style-name="T34">inféreure à 0</text:span><text:span text:style-name="T23">. </text:span></text:p>
            </text:list-item>
            <text:list-item>
              <text:p text:style-name="P146"><text:span text:style-name="T23">1.</text:span><text:span text:style-name="T33">8</text:span><text:span text:style-name="T28"> <text:s/>Utilisation de reviewItemFilm avec en paramètre <text:s/></text:span><text:span text:style-name="T34">note</text:span><text:span text:style-name="T28"> </text:span><text:span text:style-name="T34">supérieure à 5.</text:span></text:p>
            </text:list-item>
            <text:list-item>
              <text:p text:style-name="P146"><text:span text:style-name="T23">1.</text:span><text:span text:style-name="T33">9</text:span><text:span text:style-name="T23"> Utilisation de reviewItemFilm avec en paramètre un </text:span><text:span text:style-name="T34">commentaire </text:span><text:span text:style-name="T23">non instancié. </text:span></text:p>
              <text:p text:style-name="P108"><text:s/></text:p>
            </text:list-item>
          </text:list>
        </text:list-item>
      </text:list>
      <text:p text:style-name="P47"><text:span text:style-name="T23">Ex</text:span><text:span text:style-name="T34">c</text:span><text:span text:style-name="T23">eption </text:span><text:span text:style-name="T36">NotMember </text:span><text:span text:style-name="T23">:</text:span></text:p>
      <text:list xml:id="list6009668512639573348" text:style-name="L25">
        <text:list-item>
          <text:p text:style-name="P121"><text:span text:style-name="T30">1</text:span><text:span text:style-name="T23">.1</text:span><text:span text:style-name="T34">0</text:span><text:span text:style-name="T23"> Utilisation de reviewItemFilm avec en paramètre un pseudo non connu. </text:span></text:p>
        </text:list-item>
        <text:list-item>
          <text:p text:style-name="P147"><text:span text:style-name="T30">1</text:span><text:span text:style-name="T29">.</text:span><text:span text:style-name="T30">1</text:span><text:span text:style-name="T34">1</text:span><text:span text:style-name="T29"> Utilisation de reviewItemFilm avec en paramètre un password ne correspondant pas a celui du parèmetre pseudo instancié. </text:span></text:p>
        </text:list-item>
      </text:list>
      <text:p text:style-name="P53"><text:span text:style-name="T29">E</text:span><text:span text:style-name="T23">xception </text:span><text:span text:style-name="T36">NotItem </text:span><text:span text:style-name="T23">:</text:span></text:p>
      <text:list xml:id="list4603071073984486043" text:style-name="L26">
        <text:list-item>
          <text:p text:style-name="P122"><text:span text:style-name="T30">1</text:span><text:span text:style-name="T23">.1</text:span><text:span text:style-name="T34">2</text:span><text:span text:style-name="T23"> Utilisation de reviewItemFilm avec en paramètre un </text:span><text:span text:style-name="T34">titre</text:span><text:span text:style-name="T23"> non connu. </text:span></text:p>
        </text:list-item>
      </text:list>
      <text:p text:style-name="P20"/>
      <text:p text:style-name="P20">Résultats attendus :</text:p>
      <text:p text:style-name="P51">Dans les <text:span text:style-name="T71">12 cas d'</text:span>utilisations de reviewItemFilm, l<text:span text:style-name="T71">es </text:span>exception<text:span text:style-name="T71">s</text:span> BadEntry, <text:span text:style-name="Source_20_Text"><text:span text:style-name="T52">NotMembe</text:span></text:span><text:span text:style-name="Source_20_Text"><text:span text:style-name="T55">r </text:span></text:span><text:span text:style-name="Source_20_Text"><text:span text:style-name="T67">ou NotItem</text:span></text:span><text:span text:style-name="Source_20_Text"><text:span text:style-name="T55"> </text:span></text:span>doi<text:span text:style-name="T71">vent</text:span> être levée<text:span text:style-name="T71">s</text:span>. De plus, après levée de l'exception BadEntry lors de l'utilisation de reviewItemFilm, le nombre de <text:span text:style-name="T92">reviewFilm</text:span> doit rester identique au nombre de <text:span text:style-name="T92">reviewFilm</text:span> avant utilisation de reviewItemFilm. <text:span text:style-name="T92">De même pour la moyenne des notes assignées au film demandé. </text:span></text:p>
      <text:p text:style-name="P20"/>
      <text:p text:style-name="P20">Résultats observés :</text:p>
      <text:p text:style-name="P32">Levé<text:span text:style-name="T102">e</text:span> des exceptions attendu<text:span text:style-name="T102">es</text:span>. </text:p>
      <text:p text:style-name="P32">Il n'y a pas modification du nombre de <text:span text:style-name="T1">review</text:span><text:span text:style-name="T5">F</text:span><text:span text:style-name="T1">ilm</text:span> après lancement de <text:span text:style-name="T1">reviewItemFIlm</text:span>. </text:p>
      <text:p text:style-name="P36">Il n'<text:span text:style-name="T102">y</text:span> a pas modification de la moyenne des notes du film. </text:p>
      <text:p text:style-name="P152"/>
      <text:p text:style-name="P61">Conclusion :</text:p>
      <text:p text:style-name="P158"><text:span text:style-name="T1">reviewItemFilm</text:span> fonctionne correctement<text:span text:style-name="T101"> dans les cas d'utilisation erronés.</text:span></text:p>
      <text:p text:style-name="P43"/>
      <text:p text:style-name="P198">Fiche de test N°<text:span text:style-name="T93">10</text:span> <text:s text:c="3"/></text:p>
      <text:p text:style-name="P64"/>
      <text:p text:style-name="P11">Objectif du test :<text:span text:style-name="T51">Eprouver la méthode reviewItemFilm sur les cas d'utilisation standards</text:span></text:p>
      <text:list xml:id="list101919577453095" text:continue-list="list7648708352628718976" text:style-name="L20">
        <text:list-item>
          <text:p text:style-name="P77">But principal : vérification de l'ajout d<text:span text:style-name="T94">'une</text:span> <text:span text:style-name="T94">Review</text:span> après utilistaion de <text:span text:style-name="T94">review</text:span>ItemFilm « avec des paramètre d'entrées corrects »</text:p>
        </text:list-item>
        <text:list-item>
          <text:p text:style-name="P95"><text:span text:style-name="T50">But secondaire : </text:span><text:span text:style-name="Source_20_Text"><text:span text:style-name="T39">Verification </text:span></text:span><text:span text:style-name="Source_20_Text"><text:span text:style-name="T48">de la modification de la moyenne des notes du livre évalué. </text:span></text:span></text:p>
          <text:p text:style-name="P95"><text:span text:style-name="Source_20_Text"><text:span text:style-name="T48"/></text:span></text:p>
        </text:list-item>
      </text:list>
      <text:p text:style-name="P140">Description (scénario):</text:p>
      <text:list xml:id="list101918131377757" text:continue-numbering="true" text:style-name="L20">
        <text:list-item>
          <text:p text:style-name="P77">Instanciation d'un<text:span text:style-name="T94">e Review</text:span></text:p>
        </text:list-item>
        <text:list-item>
          <text:p text:style-name="P77">2.1 Utilis<text:span text:style-name="T73">a</text:span>tion de add<text:span text:style-name="T72">Item</text:span>Film pour l'ajout de plusieurs <text:span text:style-name="T94">review</text:span> «  avec paramètres d'entrée corrects ».</text:p>
        </text:list-item>
        <text:list-item>
          <text:p text:style-name="P78">2.1 Utilis<text:span text:style-name="T73">a</text:span>tion de add<text:span text:style-name="T72">Item</text:span>Film pour l'ajout d<text:span text:style-name="T95">'une review dont le membre a déjà evalué le livre</text:span> «  avec paramètres d'entrée corrects ».</text:p>
          <text:p text:style-name="P135"/>
        </text:list-item>
      </text:list>
      <text:p text:style-name="P21">Résultats attendus :</text:p>
      <text:p text:style-name="P28">L'ajout de <text:span text:style-name="T95">review </text:span>« avec <text:span text:style-name="T75">des</text:span> paramètres d'entrées corrects » ne doit pas lever d'ex<text:span text:style-name="T102">cep</text:span>tion, le nombre de <text:span text:style-name="T95">review </text:span>après ces ajouts doit avoir augmenté en cons<text:span text:style-name="T95">é</text:span>quence.</text:p>
      <text:p text:style-name="P37">Si l'opinion du membre concernant le <text:span text:style-name="T100">fim</text:span> n'<text:span text:style-name="T102">est</text:span> pas enco<text:span text:style-name="T102">r</text:span>e connu alors, l'opinion est ajout<text:span text:style-name="T102">ée</text:span> et <text:span text:style-name="T1">reviewItemFilm</text:span> retourn<text:span text:style-name="T102">e</text:span> la moyenne des notes <text:span text:style-name="T100">du film</text:span></text:p>
      <text:p text:style-name="P39">Si l'opinion du me<text:span text:style-name="T100">m</text:span>bre est déjà connu alors, son ancienne opinion est supprim<text:span text:style-name="T102">ée</text:span> et remplac<text:span text:style-name="T102">ée</text:span> par la nouvelle. <text:span text:style-name="T100">Le nombre de review reste inchangé. </text:span>Et <text:span text:style-name="T1">reviewItemBook</text:span> retourn<text:span text:style-name="T102">e</text:span> la moyenne des notes <text:span text:style-name="T97">du</text:span> livre.</text:p>
      <text:p text:style-name="P85"/>
      <text:p text:style-name="P21">Résultats observés :</text:p>
      <text:p text:style-name="P40">L'ajout de review provoque dans un premier cas l'ajout une augmantation de .. du nombre de review. Et le renvoie la moyenne des notes du livre évalué. </text:p>
      <text:p text:style-name="P40">L<text:span text:style-name="T100">'</text:span>ajout de review provoque dans le second cas une mise ajour de la riview du membre concernant le livre évalué.<text:span text:style-name="T100">et ne modifie pas le nombre de review déjà présentes.</text:span> Et le renvoie de la moyenne des notes du livre évalué. </text:p>
      <text:p text:style-name="P62"/>
      <text:p text:style-name="P62">Conclusion :</text:p>
      <text:p text:style-name="P158"><text:span text:style-name="T1">reviewItemFilm</text:span> fonctionne correctement<text:span text:style-name="T103"> sur les cas d'utilisation standards</text:span>.</text:p>
      <text:p text:style-name="P197">Fiche de test N°<text:span text:style-name="T96">11</text:span> <text:s text:c="3"/></text:p>
      <text:p text:style-name="P201"/>
      <text:p text:style-name="P22">Objectif du test : <text:span text:style-name="T51">Eprouver la méthode reviewItemBook sur les cas d'anomalie</text:span></text:p>
      <text:list xml:id="list101919025308779" text:continue-numbering="true" text:style-name="L20">
        <text:list-item>
          <text:p text:style-name="P145"><text:span text:style-name="T86">V</text:span><text:span text:style-name="T87">érification de la levée de l'exception </text:span><text:span text:style-name="T16">BadEntry </text:span><text:span text:style-name="T87">lors de l'utilisation de </text:span><text:span text:style-name="T16">reviewItemBook</text:span><text:span text:style-name="T17"> </text:span><text:span text:style-name="T87">« avec des paramètres d'entrées incorrects ». </text:span></text:p>
        </text:list-item>
      </text:list>
      <text:list xml:id="list8959650429405101328" text:style-name="L27">
        <text:list-item>
          <text:p text:style-name="P188"><text:span text:style-name="T85">Verification de la levé de l'exception </text:span><text:span text:style-name="Source_20_Text"><text:span text:style-name="T84">NotMember</text:span></text:span><text:span text:style-name="T84"> si le pseudo n'est pas celui d'un membre ou si le pseudo et le password ne correspondent pas</text:span><text:span text:style-name="Source_20_Text"><text:span text:style-name="T84">.</text:span></text:span></text:p>
        </text:list-item>
        <text:list-item>
          <text:p text:style-name="P188"><text:span text:style-name="Source_20_Text"><text:span text:style-name="T43">Verification de la levé de l'exception </text:span></text:span><text:span text:style-name="Source_20_Text"><text:span text:style-name="T42">Not</text:span></text:span><text:span text:style-name="Source_20_Text"><text:span text:style-name="T44">Item</text:span></text:span><text:span text:style-name="Source_20_Text"><text:span text:style-name="T42"> si le </text:span></text:span><text:span text:style-name="Source_20_Text"><text:span text:style-name="T44">titre n'est pas le titre d'un livre.</text:span></text:span></text:p>
        </text:list-item>
      </text:list>
      <text:p text:style-name="P59"/>
      <text:p text:style-name="P59">Pour rappel : Les 5 cas de levée de l'exception <text:span text:style-name="T19">BadEntry</text:span><text:span text:style-name="T12"> </text:span><text:span text:style-name="T21">par la méthode </text:span><text:span text:style-name="T19">reviewItemBook</text:span><text:span text:style-name="T12"> </text:span><text:span text:style-name="T21">prévus dans l'API sont : </text:span></text:p>
      <text:list xml:id="list1355236863563395837" text:style-name="L28">
        <text:list-item>
          <text:p text:style-name="P184">si le pseudo n'est pas instancié ou a moins de 1 caractère autre que des espaces . </text:p>
        </text:list-item>
      </text:list>
      <text:list xml:id="list156385001124694677" text:style-name="L29">
        <text:list-item>
          <text:p text:style-name="P185">si le password n'est pas instancié ou a moins de 4 caractères autres que des leadings or trailing blanks. </text:p>
        </text:list-item>
        <text:list-item>
          <text:p text:style-name="P185">si le titre n'est pas instancié ou a moins de 1 caractère autre que des espaces. </text:p>
        </text:list-item>
        <text:list-item>
          <text:p text:style-name="P185">si <text:span text:style-name="T83">la note</text:span> n'est pas <text:span text:style-name="T91">inférieure à 0 ou supérieure à 5.</text:span> </text:p>
        </text:list-item>
        <text:list-item>
          <text:p text:style-name="P185">si le <text:span text:style-name="T83">commentaire </text:span>n'est pas instancié. </text:p>
          <text:p text:style-name="P185"/>
        </text:list-item>
      </text:list>
      <text:p text:style-name="P22">Description (scénario) :</text:p>
      <text:list xml:id="list1076386824535975044" text:style-name="L30">
        <text:list-item>
          <text:p text:style-name="P149"><text:span text:style-name="T23">Instanciation d'un</text:span><text:span text:style-name="T35">e</text:span><text:span text:style-name="T23"> </text:span><text:span text:style-name="T35">Review</text:span></text:p>
        </text:list-item>
      </text:list>
      <text:p text:style-name="P52"><text:span text:style-name="T27">E</text:span><text:span text:style-name="T29">xception </text:span><text:span text:style-name="T38">BadEntry </text:span><text:span text:style-name="T29">:</text:span></text:p>
      <text:list xml:id="list101918198311309" text:continue-numbering="true" text:style-name="L30">
        <text:list-item>
          <text:list>
            <text:list-item>
              <text:p text:style-name="P149"><text:span text:style-name="T23">1.1 Utilisation de reviewItemBook avec en paramètre un pseudo non instancié.</text:span></text:p>
            </text:list-item>
            <text:list-item>
              <text:p text:style-name="P112">1.2 Utilisation de reviewItemBook avec en paramètre un pseudo ne contenant que des espaces. </text:p>
            </text:list-item>
            <text:list-item>
              <text:p text:style-name="P112">1.3 Utilisation de reviewItemBook avec en paramètre un password non instancié.</text:p>
            </text:list-item>
            <text:list-item>
              <text:p text:style-name="P112">1.4 Utilisation de reviewItemBook avec en paramètre un password de moins de 4 caractères, autres que des « leadings or trailing blanks ».</text:p>
            </text:list-item>
            <text:list-item>
              <text:p text:style-name="P149"><text:span text:style-name="T23">1.5 Utilisation de reviewItemBook avec en paramètre un </text:span><text:span text:style-name="T28">titre</text:span><text:span text:style-name="T23"> non instancié. </text:span></text:p>
            </text:list-item>
            <text:list-item>
              <text:p text:style-name="P149"><text:span text:style-name="T23">1.</text:span><text:span text:style-name="T28">6 </text:span><text:span text:style-name="T23"><text:s/>Utilisation de reviewItemBook avec en paramètre un </text:span><text:span text:style-name="T28">titre</text:span><text:span text:style-name="T23"> de moins de </text:span><text:span text:style-name="T28">1</text:span><text:span text:style-name="T23"> caractère, autres que des « leadings or trailing blanks ».</text:span></text:p>
            </text:list-item>
            <text:list-item>
              <text:p text:style-name="P149"><text:span text:style-name="T23">1.</text:span><text:span text:style-name="T28">7 </text:span><text:span text:style-name="T23">Utilisation de reviewItemBook avec en paramètre <text:s/></text:span><text:span text:style-name="T34">note</text:span><text:span text:style-name="T23"> </text:span><text:span text:style-name="T34">inféreure à 0</text:span><text:span text:style-name="T23">. </text:span></text:p>
            </text:list-item>
            <text:list-item>
              <text:p text:style-name="P149"><text:span text:style-name="T23">1.</text:span><text:span text:style-name="T33">8</text:span><text:span text:style-name="T28"> <text:s/>Utilisation de reviewItemBook avec en paramètre <text:s/></text:span><text:span text:style-name="T34">note</text:span><text:span text:style-name="T28"> </text:span><text:span text:style-name="T34">supérieure à 5.</text:span></text:p>
            </text:list-item>
            <text:list-item>
              <text:p text:style-name="P149"><text:span text:style-name="T23">1.</text:span><text:span text:style-name="T33">9</text:span><text:span text:style-name="T23"> Utilisation de reviewItemBook avec en paramètre un </text:span><text:span text:style-name="T34">commentaire </text:span><text:span text:style-name="T23">non instancié. </text:span></text:p>
              <text:p text:style-name="P109"><text:s/></text:p>
            </text:list-item>
          </text:list>
        </text:list-item>
      </text:list>
      <text:p text:style-name="P48"><text:span text:style-name="T23">Ex</text:span><text:span text:style-name="T34">c</text:span><text:span text:style-name="T23">eption </text:span><text:span text:style-name="T36">NotMember </text:span><text:span text:style-name="T23">:</text:span></text:p>
      <text:list xml:id="list6332654977085772536" text:style-name="L31">
        <text:list-item>
          <text:p text:style-name="P123"><text:span text:style-name="T30">1</text:span><text:span text:style-name="T23">.1</text:span><text:span text:style-name="T34">0</text:span><text:span text:style-name="T23"> Utilisation de reviewItemBook avec en paramètre un pseudo non connu. </text:span></text:p>
        </text:list-item>
        <text:list-item>
          <text:p text:style-name="P150"><text:span text:style-name="T30">1</text:span><text:span text:style-name="T29">.</text:span><text:span text:style-name="T30">1</text:span><text:span text:style-name="T34">1</text:span><text:span text:style-name="T29"> Utilisation de reviewItemBook avec en paramètre un password ne correspondant pas a celui du parèmetre pseudo instancié. </text:span></text:p>
          <text:p text:style-name="P150"><text:span text:style-name="T29"/></text:p>
        </text:list-item>
      </text:list>
      <text:p text:style-name="P54"><text:span text:style-name="T29">E</text:span><text:span text:style-name="T23">xception </text:span><text:span text:style-name="T36">NotItem </text:span><text:span text:style-name="T23">:</text:span></text:p>
      <text:list xml:id="list3683508789014934700" text:style-name="L32">
        <text:list-item>
          <text:p text:style-name="P124"><text:span text:style-name="T30">1</text:span><text:span text:style-name="T23">.1</text:span><text:span text:style-name="T34">2</text:span><text:span text:style-name="T23"> Utilisation de reviewItemBook avec en paramètre un </text:span><text:span text:style-name="T34">titre</text:span><text:span text:style-name="T23"> non connu. </text:span></text:p>
        </text:list-item>
      </text:list>
      <text:p text:style-name="P22"/>
      <text:p text:style-name="P22">Résultats attendus :</text:p>
      <text:p text:style-name="P52">Dans les <text:span text:style-name="T71">12 cas d'</text:span>utilisations de reviewItemBook, l<text:span text:style-name="T71">es </text:span>exception<text:span text:style-name="T71">s</text:span> BadEntry, <text:span text:style-name="Source_20_Text"><text:span text:style-name="T52">NotMembe</text:span></text:span><text:span text:style-name="Source_20_Text"><text:span text:style-name="T55">r </text:span></text:span><text:span text:style-name="Source_20_Text"><text:span text:style-name="T67">ou NotItem</text:span></text:span><text:span text:style-name="Source_20_Text"><text:span text:style-name="T55"> </text:span></text:span>doi<text:span text:style-name="T71">vent</text:span> être levée<text:span text:style-name="T71">s</text:span>. De plus, après levée de l'exception BadEntry lors de l'utilisation de reviewItemBook, le nombre de <text:span text:style-name="T92">reviewBook</text:span> doit rester identique au nombre de <text:span text:style-name="T92">reviewBook</text:span> avant utilisation de reviewItemBook. <text:span text:style-name="T92">De même pour la moyenne des notes assignées au livre demandé. </text:span></text:p>
      <text:p text:style-name="P22"/>
      <text:p text:style-name="P22">Résultats observés :</text:p>
      <text:p text:style-name="P33">Levé des exceptions attendu. </text:p>
      <text:p text:style-name="P33">Il n'y a pas modification du nombre de <text:span text:style-name="T102">review</text:span> après lancement de <text:span text:style-name="T103">reviewItemBook</text:span>. </text:p>
      <text:p text:style-name="P93">Il n'<text:span text:style-name="T102">y</text:span> a pas modification de la moyenne des notes du livre. </text:p>
      <text:p text:style-name="P93"/>
      <text:p text:style-name="P63">Conclusion :</text:p>
      <text:p text:style-name="P163"><text:span text:style-name="T6">reviewItemBook</text:span><text:span text:style-name="T103"> fonctionne correctement dans les cas d'utilisation erronés.</text:span></text:p>
      <text:p text:style-name="P199">Fiche de test N°<text:span text:style-name="T96">12</text:span> <text:s/></text:p>
      <text:p text:style-name="P66"/>
      <text:p text:style-name="P22">Objectif du test :<text:span text:style-name="T51">Eprouver la méthode reviewItemBook sur les cas d'utilisation standar</text:span></text:p>
      <text:list xml:id="list101918718775786" text:continue-list="list101919025308779" text:style-name="L20">
        <text:list-item>
          <text:p text:style-name="P79">But principal : vérification de l'ajout d<text:span text:style-name="T94">'une</text:span> <text:span text:style-name="T94">Review</text:span> après utilistaion de <text:span text:style-name="T94">review</text:span>ItemBook « avec des paramètre d'entrées corrects »</text:p>
        </text:list-item>
        <text:list-item>
          <text:p text:style-name="P96"><text:span text:style-name="T50">But secondaire : </text:span><text:span text:style-name="Source_20_Text"><text:span text:style-name="T39">Verification </text:span></text:span><text:span text:style-name="Source_20_Text"><text:span text:style-name="T48">de la modification de la moyenne des notes du livre évalué. </text:span></text:span></text:p>
          <text:p text:style-name="P96"><text:span text:style-name="Source_20_Text"><text:span text:style-name="T48"/></text:span></text:p>
        </text:list-item>
      </text:list>
      <text:p text:style-name="P141">Description (scénario) :</text:p>
      <text:list xml:id="list101919436315075" text:continue-numbering="true" text:style-name="L20">
        <text:list-item>
          <text:p text:style-name="P79">Instanciation d'un<text:span text:style-name="T94">e Review</text:span></text:p>
        </text:list-item>
        <text:list-item>
          <text:p text:style-name="P79">2.1 Utilis<text:span text:style-name="T73">a</text:span>tion de add<text:span text:style-name="T72">Item</text:span>Book pour l'ajout de plusieurs <text:span text:style-name="T94">review</text:span> «  avec paramètres d'entrée corrects ».</text:p>
        </text:list-item>
        <text:list-item>
          <text:p text:style-name="P79">2.1 Utilis<text:span text:style-name="T73">a</text:span>tion de add<text:span text:style-name="T72">Item</text:span>Book pour l'ajout d<text:span text:style-name="T95">'une review dont le membre a déjà evalué le livre</text:span> «  avec paramètres d'entrée corrects ».</text:p>
          <text:p text:style-name="P84"/>
        </text:list-item>
      </text:list>
      <text:p text:style-name="P22"/>
      <text:p text:style-name="P22">Résultats attendus :</text:p>
      <text:p text:style-name="P29">L'ajout de <text:span text:style-name="T95">review </text:span>« avec <text:span text:style-name="T75">des</text:span> paramètres d'entrées corrects » ne doit pas lever d'exection, le nombre de <text:span text:style-name="T95">review </text:span>après ces ajouts doit avoir augmenté en cons<text:span text:style-name="T95">é</text:span>quence.</text:p>
      <text:p text:style-name="P29"/>
      <text:p text:style-name="P38">Si l'opinion du membre concernant le livre n'ai pas encoe connu alors, l'opinion est ajouter et reviewItemBook retourn la moyenne des notes <text:span text:style-name="T98">du</text:span> livre. </text:p>
      <text:p text:style-name="P38"/>
      <text:p text:style-name="P97">Si l'opinion du membre est déjà connu alors, son ancienne opinion est supprimer et remplacer par la nouvelle.<text:span text:style-name="T99">L'utilisation de reviewItemBook dans ce cas ne modifie pas le nombre de review déjà présent. </text:span>Et reviewItemBook retourn la moyenne des notes <text:span text:style-name="T97">du</text:span> livre.</text:p>
      <text:p text:style-name="P27"/>
      <text:p text:style-name="P22">Résultats observés :</text:p>
      <text:p text:style-name="P41">L'ajout de review provoque dans un premier cas l'ajout une augmantation de .. du nombre de review. Et le renvoie la moyenne des notes du livre évalué. </text:p>
      <text:p text:style-name="P41"/>
      <text:p text:style-name="P41">L<text:span text:style-name="T99">'</text:span>ajout de review provoque dans le second cas une mise ajour de la riview du membre concernant le livre évalué, <text:span text:style-name="T99">et ne modifie pas le nombre de review déjà présentes</text:span>. Et le renvoie de la moyenne des notes du livre évalué. </text:p>
      <text:p text:style-name="P63"/>
      <text:p text:style-name="P63">Conclusion :</text:p>
      <text:p text:style-name="P159"><text:span text:style-name="T1">reviewItemBook</text:span> fonctionne correctement sur les cas d'utilisation stand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Liberation Mono" svg:font-family="'Liberation Mono'" style:font-family-generic="modern" style:font-pitch="fixed"/>
    <style:font-face style:name="Arial2" svg:font-family="Arial" style:font-pitch="variable"/>
    <style:font-face style:name="HG Mincho Light J" svg:font-family="'HG Mincho Light J'" style:font-pitch="variable"/>
    <style:font-face style:name="Lucidasans" svg:font-family="Lucidasan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2"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2"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0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HG Mincho Light J" style:font-family-asian="'HG Mincho Light J'"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fo:font-size="10pt" fo:font-style="italic" fo:font-weight="bold" style:font-size-asian="10pt" style:font-style-asian="italic" style:font-weight-asian="bold" style:font-style-complex="italic" style:font-weight-complex="bold"/>
    </style:style>
    <style:style style:name="Heading_20_2" style:display-name="Heading 2" style:family="paragraph" style:parent-style-name="Standard" style:next-style-name="Standard" style:class="text">
      <style:paragraph-properties fo:keep-with-next="always"/>
      <style:text-properties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class="text">
      <style:paragraph-properties fo:keep-with-next="always" style:text-autospace="none"/>
      <style:text-properties fo:font-size="10pt" fo:font-weight="bold" style:font-size-asian="10pt" style:font-weight-asian="bold" style:font-size-complex="10pt" style:font-weight-complex="bold"/>
    </style:style>
    <style:style style:name="Heading_20_5" style:display-name="Heading 5" style:family="paragraph" style:parent-style-name="Standard" style:next-style-name="Standard" style:class="text">
      <style:paragraph-properties fo:keep-with-next="always"/>
      <style:text-properties fo:font-weight="bold" style:font-weight-asian="bold" style:font-weight-complex="bold"/>
    </style:style>
    <style:style style:name="List" style:family="paragraph" style:parent-style-name="Text_20_body" style:class="list">
      <style:text-properties style:font-name-complex="Lucidasans1" style:font-family-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cm" fo:margin-right="0cm" fo:margin-top="0.101cm" fo:margin-bottom="0.101cm" style:contextual-spacing="false" fo:text-indent="-0.3cm" style:auto-text-indent="false">
        <style:tab-stops/>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Title" style:family="paragraph" style:parent-style-name="Standard" style:next-style-name="Subtitle" style:class="chapter">
      <style:paragraph-properties fo:margin-top="0.499cm" fo:margin-bottom="0cm" style:contextual-spacing="false" fo:text-align="center" style:justify-single-word="false"/>
      <style:text-properties fo:text-transform="uppercase" fo:font-size="16pt" fo:font-weight="normal" style:font-size-asian="1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Titre_20_secondaire" style:display-name="Titre secondaire" style:family="paragraph" style:parent-style-name="Title">
      <style:text-properties fo:font-variant="small-caps" fo:font-size="2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1"/>
    <style:master-page style:name="Conversion_20_2" style:display-name="Conversion 2" style:page-layout-name="Mpm1"/>
    <style:master-page style:name="Conversion_20_3" style:display-name="Conversion 3" style:page-layout-name="Mpm1"/>
    <style:master-page style:name="Conversion_20_4" style:display-name="Conversion 4" style:page-layout-name="Mpm1"/>
    <style:master-page style:name="Conversion_20_5" style:display-name="Conversion 5" style:page-layout-name="Mpm1"/>
    <style:master-page style:name="Conversion_20_6" style:display-name="Conversion 6" style:page-layout-name="Mpm1"/>
    <style:master-page style:name="Conversion_20_7" style:display-name="Conversion 7" style:page-layout-name="Mpm1"/>
    <style:master-page style:name="Conversion_20_8" style:display-name="Conversion 8"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che de Remarques</dc:title>
    <meta:initial-creator>WISCHNEWSKI</meta:initial-creator>
    <meta:creation-date>2005-01-28T16:31:00</meta:creation-date>
    <dc:date>2016-05-20T10:19:17.479608066</dc:date>
    <meta:print-date>2004-03-31T15:12:00</meta:print-date>
    <dc:language>fr-FR</dc:language>
    <meta:editing-cycles>57</meta:editing-cycles>
    <meta:editing-duration>PT3H29M41S</meta:editing-duration>
    <meta:document-statistic meta:table-count="3" meta:image-count="0" meta:object-count="0" meta:page-count="14" meta:paragraph-count="373" meta:word-count="3941" meta:character-count="24205" meta:non-whitespace-character-count="20536"/>
    <meta:user-defined meta:name="Info 1"/>
    <meta:user-defined meta:name="Info 2"/>
    <meta:user-defined meta:name="Info 3"/>
    <meta:user-defined meta:name="Info 4"/>
  </office:meta>
</office:document-meta>
</file>